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2" draw:text-style-name="P1" draw:layer="layout" svg:width="0.4cm" svg:height="0.4cm" svg:x="4.6cm" svg:y="6.6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4cm" svg:height="0.4cm" svg:x="1.8cm" svg:y="6.696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2.5cm" svg:height="0.887cm" svg:x="2cm" svg:y="6.609cm">
              <draw:text-box>
                <text:p><text:span text:style-name="T1">OpenMP (none)</text:span></text:p>
              </draw:text-box>
            </draw:frame>
            <draw:frame draw:style-name="gr4" draw:text-style-name="P2" draw:layer="layout" svg:width="3cm" svg:height="0.887cm" svg:x="4.8cm" svg:y="6.596cm">
              <draw:text-box>
                <text:p><text:span text:style-name="T1">OpenMP (compact)</text:span></text:p>
              </draw:text-box>
            </draw:frame>
            <draw:custom-shape draw:style-name="gr5" draw:text-style-name="P1" draw:layer="layout" svg:width="0.4cm" svg:height="0.4cm" svg:x="7.8cm" svg:y="6.696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3.1cm" svg:height="0.887cm" svg:x="8cm" svg:y="6.596cm">
              <draw:text-box>
                <text:p><text:span text:style-name="T1">OpenMP (scatter)</text:span></text:p>
              </draw:text-box>
            </draw:frame>
            <draw:custom-shape draw:style-name="gr6" draw:text-style-name="P1" draw:layer="layout" svg:width="0.4cm" svg:height="0.4cm" svg:x="10.8cm" svg:y="6.696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3.2cm" svg:height="0.887cm" svg:x="11cm" svg:y="6.609cm">
              <draw:text-box>
                <text:p><text:span text:style-name="T1">OpenMP (balanced)</text:span></text:p>
              </draw:text-box>
            </draw:frame>
            <draw:custom-shape draw:style-name="gr7" draw:text-style-name="P1" draw:layer="layout" svg:width="0.4cm" svg:height="0.4cm" svg:x="14.1cm" svg:y="6.696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2" draw:layer="layout" svg:width="1.7cm" svg:height="1.205cm" svg:x="14.3cm" svg:y="6.596cm">
              <draw:text-box>
                <text:p><text:span text:style-name="T1">Cilk Plu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1:54.428290884</dc:date>
    <meta:editing-duration>PT41M21S</meta:editing-duration>
    <meta:editing-cycles>13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6.981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5cm" svg:y="5.513cm" chart:style-name="ch4">
              <text:p>n</text:p>
            </chart:title>
            <chart:categories table:cell-range-address="local-table.$A$2:.$A$17"/>
          </chart:axis>
          <chart:axis chart:dimension="y" chart:name="primary-y" chart:style-name="ch5">
            <chart:title svg:x="0.533cm" svg:y="3.363cm" chart:style-name="ch6">
              <text:p>fib n 240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series chart:style-name="ch9" chart:values-cell-range-address="local-table.$D$2:.$D$17" chart:label-cell-address="local-table.$D$1" chart:class="chart:line">
            <chart:data-point chart:repeated="16"/>
          </chart:series>
          <chart:series chart:style-name="ch10" chart:values-cell-range-address="local-table.$E$2:.$E$17" chart:label-cell-address="local-table.$E$1" chart:class="chart:line">
            <chart:data-point chart:repeated="16"/>
          </chart:series>
          <chart:series chart:style-name="ch11" chart:values-cell-range-address="local-table.$F$2:.$F$17" chart:label-cell-address="local-table.$F$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omp_none</text:p>
              </table:table-cell>
              <table:table-cell office:value-type="string">
                <text:p>fib_omp_compact</text:p>
              </table:table-cell>
              <table:table-cell office:value-type="string">
                <text:p>fib_omp_scatter</text:p>
              </table:table-cell>
              <table:table-cell office:value-type="string">
                <text:p>fib_omp_balanced</text:p>
              </table:table-cell>
              <table:table-cell office:value-type="string">
                <text:p>fib_cilk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0.00114543169617662">
                <text:p>0.00114543169617662</text:p>
              </table:table-cell>
              <table:table-cell office:value-type="float" office:value="0.00154217013204702">
                <text:p>0.00154217013204702</text:p>
              </table:table-cell>
              <table:table-cell office:value-type="float" office:value="0.0015284026501392">
                <text:p>0.0015284026501392</text:p>
              </table:table-cell>
              <table:table-cell office:value-type="float" office:value="0.00164319437630197">
                <text:p>0.00164319437630197</text:p>
              </table:table-cell>
              <table:table-cell office:value-type="float" office:value="0.00170481557328632">
                <text:p>0.001704815573286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169460393270629">
                <text:p>0.00169460393270629</text:p>
              </table:table-cell>
              <table:table-cell office:value-type="float" office:value="0.00252491433849047">
                <text:p>0.00252491433849047</text:p>
              </table:table-cell>
              <table:table-cell office:value-type="float" office:value="0.0025518126627294">
                <text:p>0.0025518126627294</text:p>
              </table:table-cell>
              <table:table-cell office:value-type="float" office:value="0.00278535170982274">
                <text:p>0.00278535170982274</text:p>
              </table:table-cell>
              <table:table-cell office:value-type="float" office:value="0.00276929205879677">
                <text:p>0.0027692920587967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92016066318119">
                <text:p>0.00292016066318119</text:p>
              </table:table-cell>
              <table:table-cell office:value-type="float" office:value="0.00397868324001206">
                <text:p>0.00397868324001206</text:p>
              </table:table-cell>
              <table:table-cell office:value-type="float" office:value="0.00396177324230822">
                <text:p>0.00396177324230822</text:p>
              </table:table-cell>
              <table:table-cell office:value-type="float" office:value="0.00432168678235597">
                <text:p>0.00432168678235597</text:p>
              </table:table-cell>
              <table:table-cell office:value-type="float" office:value="0.00446452869793032">
                <text:p>0.004464528697930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8260006287175">
                <text:p>0.0048260006287175</text:p>
              </table:table-cell>
              <table:table-cell office:value-type="float" office:value="0.00628189066406232">
                <text:p>0.00628189066406232</text:p>
              </table:table-cell>
              <table:table-cell office:value-type="float" office:value="0.00659323960280155">
                <text:p>0.00659323960280155</text:p>
              </table:table-cell>
              <table:table-cell office:value-type="float" office:value="0.00678419058390698">
                <text:p>0.00678419058390698</text:p>
              </table:table-cell>
              <table:table-cell office:value-type="float" office:value="0.0062812011577073">
                <text:p>0.006281201157707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714416102065324">
                <text:p>0.00714416102065324</text:p>
              </table:table-cell>
              <table:table-cell office:value-type="float" office:value="0.0105068120133592">
                <text:p>0.0105068120133592</text:p>
              </table:table-cell>
              <table:table-cell office:value-type="float" office:value="0.010445983928699">
                <text:p>0.010445983928699</text:p>
              </table:table-cell>
              <table:table-cell office:value-type="float" office:value="0.0106989705502883">
                <text:p>0.0106989705502883</text:p>
              </table:table-cell>
              <table:table-cell office:value-type="float" office:value="0.00974958051381541">
                <text:p>0.009749580513815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14009521194506">
                <text:p>0.0114009521194506</text:p>
              </table:table-cell>
              <table:table-cell office:value-type="float" office:value="0.0163443875264774">
                <text:p>0.0163443875264774</text:p>
              </table:table-cell>
              <table:table-cell office:value-type="float" office:value="0.0167856609113869">
                <text:p>0.0167856609113869</text:p>
              </table:table-cell>
              <table:table-cell office:value-type="float" office:value="0.0173236931367643">
                <text:p>0.0173236931367643</text:p>
              </table:table-cell>
              <table:table-cell office:value-type="float" office:value="0.0158734295295798">
                <text:p>0.015873429529579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31146380642733">
                <text:p>0.0231146380642733</text:p>
              </table:table-cell>
              <table:table-cell office:value-type="float" office:value="0.0305753163344606">
                <text:p>0.0305753163344606</text:p>
              </table:table-cell>
              <table:table-cell office:value-type="float" office:value="0.0294846853933826">
                <text:p>0.0294846853933826</text:p>
              </table:table-cell>
              <table:table-cell office:value-type="float" office:value="0.033045987714752">
                <text:p>0.033045987714752</text:p>
              </table:table-cell>
              <table:table-cell office:value-type="float" office:value="0.0316292887371731">
                <text:p>0.0316292887371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312686425757306">
                <text:p>0.0312686425757306</text:p>
              </table:table-cell>
              <table:table-cell office:value-type="float" office:value="0.0473947020975187">
                <text:p>0.0473947020975187</text:p>
              </table:table-cell>
              <table:table-cell office:value-type="float" office:value="0.0431237717449623">
                <text:p>0.0431237717449623</text:p>
              </table:table-cell>
              <table:table-cell office:value-type="float" office:value="0.0488644091031826">
                <text:p>0.0488644091031826</text:p>
              </table:table-cell>
              <table:table-cell office:value-type="float" office:value="0.0407461502220592">
                <text:p>0.04074615022205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435986262343323">
                <text:p>0.0435986262343323</text:p>
              </table:table-cell>
              <table:table-cell office:value-type="float" office:value="0.075704627296591">
                <text:p>0.075704627296591</text:p>
              </table:table-cell>
              <table:table-cell office:value-type="float" office:value="0.0731252605376431">
                <text:p>0.0731252605376431</text:p>
              </table:table-cell>
              <table:table-cell office:value-type="float" office:value="0.0779730096092472">
                <text:p>0.0779730096092472</text:p>
              </table:table-cell>
              <table:table-cell office:value-type="float" office:value="0.0759516237967562">
                <text:p>0.07595162379675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749600335158932">
                <text:p>0.0749600335158932</text:p>
              </table:table-cell>
              <table:table-cell office:value-type="float" office:value="0.116987029624319">
                <text:p>0.116987029624319</text:p>
              </table:table-cell>
              <table:table-cell office:value-type="float" office:value="0.11184375011889">
                <text:p>0.11184375011889</text:p>
              </table:table-cell>
              <table:table-cell office:value-type="float" office:value="0.115657899078805">
                <text:p>0.115657899078805</text:p>
              </table:table-cell>
              <table:table-cell office:value-type="float" office:value="0.113906564709351">
                <text:p>0.1139065647093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4213651862851">
                <text:p>0.104213651862851</text:p>
              </table:table-cell>
              <table:table-cell office:value-type="float" office:value="0.161415123092044">
                <text:p>0.161415123092044</text:p>
              </table:table-cell>
              <table:table-cell office:value-type="float" office:value="0.159317195435536">
                <text:p>0.159317195435536</text:p>
              </table:table-cell>
              <table:table-cell office:value-type="float" office:value="0.162586988917163">
                <text:p>0.162586988917163</text:p>
              </table:table-cell>
              <table:table-cell office:value-type="float" office:value="0.168079561820098">
                <text:p>0.1680795618200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25772024276252">
                <text:p>0.125772024276252</text:p>
              </table:table-cell>
              <table:table-cell office:value-type="float" office:value="0.232470469030059">
                <text:p>0.232470469030059</text:p>
              </table:table-cell>
              <table:table-cell office:value-type="float" office:value="0.222957265002531">
                <text:p>0.222957265002531</text:p>
              </table:table-cell>
              <table:table-cell office:value-type="float" office:value="0.217562605315251">
                <text:p>0.217562605315251</text:p>
              </table:table-cell>
              <table:table-cell office:value-type="float" office:value="0.277448762634778">
                <text:p>0.277448762634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12259905418058">
                <text:p>0.212259905418058</text:p>
              </table:table-cell>
              <table:table-cell office:value-type="float" office:value="0.283075204421894">
                <text:p>0.283075204421894</text:p>
              </table:table-cell>
              <table:table-cell office:value-type="float" office:value="0.293099156139688">
                <text:p>0.293099156139688</text:p>
              </table:table-cell>
              <table:table-cell office:value-type="float" office:value="0.29805276696565">
                <text:p>0.29805276696565</text:p>
              </table:table-cell>
              <table:table-cell office:value-type="float" office:value="0.381411202400324">
                <text:p>0.3814112024003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20536814849373">
                <text:p>0.320536814849373</text:p>
              </table:table-cell>
              <table:table-cell office:value-type="float" office:value="0.369998497914878">
                <text:p>0.369998497914878</text:p>
              </table:table-cell>
              <table:table-cell office:value-type="float" office:value="0.358951011326199">
                <text:p>0.358951011326199</text:p>
              </table:table-cell>
              <table:table-cell office:value-type="float" office:value="0.379248229553872">
                <text:p>0.379248229553872</text:p>
              </table:table-cell>
              <table:table-cell office:value-type="float" office:value="0.603646372239577">
                <text:p>0.60364637223957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2538951058998">
                <text:p>0.362538951058998</text:p>
              </table:table-cell>
              <table:table-cell office:value-type="float" office:value="0.412396618735297">
                <text:p>0.412396618735297</text:p>
              </table:table-cell>
              <table:table-cell office:value-type="float" office:value="0.420901588312105">
                <text:p>0.420901588312105</text:p>
              </table:table-cell>
              <table:table-cell office:value-type="float" office:value="0.453291374596248">
                <text:p>0.453291374596248</text:p>
              </table:table-cell>
              <table:table-cell office:value-type="float" office:value="0.942487056474851">
                <text:p>0.9424870564748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73379623496632">
                <text:p>0.473379623496632</text:p>
              </table:table-cell>
              <table:table-cell office:value-type="float" office:value="0.490694962212237">
                <text:p>0.490694962212237</text:p>
              </table:table-cell>
              <table:table-cell office:value-type="float" office:value="0.491147972740056">
                <text:p>0.491147972740056</text:p>
              </table:table-cell>
              <table:table-cell office:value-type="float" office:value="0.51415293086748">
                <text:p>0.51415293086748</text:p>
              </table:table-cell>
              <table:table-cell office:value-type="float" office:value="1.38961083563874">
                <text:p>1.38961083563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cm" svg:y="0.118cm" svg:width="7.046cm" svg:height="5.274cm">
          <chartooo:coordinate-region svg:x="1.838cm" svg:y="0.278cm" svg:width="6.199cm" svg:height="4.599cm"/>
          <chart:axis chart:dimension="x" chart:name="primary-x" chart:style-name="ch3" chartooo:axis-type="auto">
            <chartooo:date-scale/>
            <chart:title svg:x="4.622cm" svg:y="5.512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532cm" svg:y="3.243cm" chart:style-name="ch6">
              <text:p>fib 35 t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fib_omp_none</text:p>
              </table:table-cell>
              <table:table-cell office:value-type="float" office:value="0.0463433519330717">
                <text:p>0.0463433519330717</text:p>
              </table:table-cell>
              <table:table-cell office:value-type="float" office:value="0.0223334231320836">
                <text:p>0.0223334231320836</text:p>
              </table:table-cell>
              <table:table-cell office:value-type="float" office:value="0.0325335466427991">
                <text:p>0.0325335466427991</text:p>
              </table:table-cell>
              <table:table-cell office:value-type="float" office:value="0.0377265121134791">
                <text:p>0.0377265121134791</text:p>
              </table:table-cell>
              <table:table-cell office:value-type="float" office:value="0.0462176623854245">
                <text:p>0.0462176623854245</text:p>
              </table:table-cell>
              <table:table-cell office:value-type="float" office:value="0.0508589694572101">
                <text:p>0.0508589694572101</text:p>
              </table:table-cell>
              <table:table-cell office:value-type="float" office:value="0.0602244470757484">
                <text:p>0.0602244470757484</text:p>
              </table:table-cell>
              <table:table-cell office:value-type="float" office:value="0.0652928613579353">
                <text:p>0.0652928613579353</text:p>
              </table:table-cell>
              <table:table-cell office:value-type="float" office:value="0.0699891416015363">
                <text:p>0.0699891416015363</text:p>
              </table:table-cell>
              <table:table-cell office:value-type="float" office:value="0.0755435341934539">
                <text:p>0.0755435341934539</text:p>
              </table:table-cell>
              <table:table-cell office:value-type="float" office:value="0.0841478202523786">
                <text:p>0.0841478202523786</text:p>
              </table:table-cell>
              <table:table-cell office:value-type="float" office:value="0.0841139227792337">
                <text:p>0.0841139227792337</text:p>
              </table:table-cell>
              <table:table-cell office:value-type="float" office:value="0.101193209101179">
                <text:p>0.101193209101179</text:p>
              </table:table-cell>
              <table:table-cell office:value-type="float" office:value="0.105704618200161">
                <text:p>0.105704618200161</text:p>
              </table:table-cell>
              <table:table-cell office:value-type="float" office:value="0.100645290699243">
                <text:p>0.100645290699243</text:p>
              </table:table-cell>
              <table:table-cell office:value-type="float" office:value="0.113835919689503">
                <text:p>0.113835919689503</text:p>
              </table:table-cell>
              <table:table-cell office:value-type="float" office:value="0.112136749116511">
                <text:p>0.112136749116511</text:p>
              </table:table-cell>
              <table:table-cell office:value-type="float" office:value="0.131229438110425">
                <text:p>0.131229438110425</text:p>
              </table:table-cell>
              <table:table-cell office:value-type="float" office:value="0.129234458417565">
                <text:p>0.129234458417565</text:p>
              </table:table-cell>
              <table:table-cell office:value-type="float" office:value="0.129967501036561">
                <text:p>0.129967501036561</text:p>
              </table:table-cell>
              <table:table-cell office:value-type="float" office:value="0.146126688009481">
                <text:p>0.146126688009481</text:p>
              </table:table-cell>
              <table:table-cell office:value-type="float" office:value="0.147398066708793">
                <text:p>0.147398066708793</text:p>
              </table:table-cell>
              <table:table-cell office:value-type="float" office:value="0.147082373959195">
                <text:p>0.147082373959195</text:p>
              </table:table-cell>
              <table:table-cell office:value-type="float" office:value="0.155689472600144">
                <text:p>0.155689472600144</text:p>
              </table:table-cell>
              <table:table-cell office:value-type="float" office:value="0.158743881581097">
                <text:p>0.158743881581097</text:p>
              </table:table-cell>
              <table:table-cell office:value-type="float" office:value="0.163843311746504">
                <text:p>0.163843311746504</text:p>
              </table:table-cell>
              <table:table-cell office:value-type="float" office:value="0.161031712859472">
                <text:p>0.161031712859472</text:p>
              </table:table-cell>
              <table:table-cell office:value-type="float" office:value="0.188775630968112">
                <text:p>0.188775630968112</text:p>
              </table:table-cell>
              <table:table-cell office:value-type="float" office:value="0.179997375680968">
                <text:p>0.179997375680968</text:p>
              </table:table-cell>
              <table:table-cell office:value-type="float" office:value="0.187779502217463">
                <text:p>0.187779502217463</text:p>
              </table:table-cell>
              <table:table-cell office:value-type="float" office:value="0.203725620112522">
                <text:p>0.203725620112522</text:p>
              </table:table-cell>
              <table:table-cell office:value-type="float" office:value="0.224919779557406">
                <text:p>0.224919779557406</text:p>
              </table:table-cell>
              <table:table-cell office:value-type="float" office:value="0.202206021172793">
                <text:p>0.202206021172793</text:p>
              </table:table-cell>
              <table:table-cell office:value-type="float" office:value="0.220993063361356">
                <text:p>0.220993063361356</text:p>
              </table:table-cell>
              <table:table-cell office:value-type="float" office:value="0.213703922274277">
                <text:p>0.213703922274277</text:p>
              </table:table-cell>
              <table:table-cell office:value-type="float" office:value="0.209618670280939">
                <text:p>0.209618670280939</text:p>
              </table:table-cell>
              <table:table-cell office:value-type="float" office:value="0.233344273198303">
                <text:p>0.233344273198303</text:p>
              </table:table-cell>
              <table:table-cell office:value-type="float" office:value="0.235539497490491">
                <text:p>0.235539497490491</text:p>
              </table:table-cell>
              <table:table-cell office:value-type="float" office:value="0.242544679258725">
                <text:p>0.242544679258725</text:p>
              </table:table-cell>
              <table:table-cell office:value-type="float" office:value="0.251321652957913">
                <text:p>0.251321652957913</text:p>
              </table:table-cell>
              <table:table-cell office:value-type="float" office:value="0.258917694572266">
                <text:p>0.258917694572266</text:p>
              </table:table-cell>
              <table:table-cell office:value-type="float" office:value="0.264077926281326">
                <text:p>0.264077926281326</text:p>
              </table:table-cell>
              <table:table-cell office:value-type="float" office:value="0.277420930685567">
                <text:p>0.277420930685567</text:p>
              </table:table-cell>
              <table:table-cell office:value-type="float" office:value="0.276457812915648">
                <text:p>0.276457812915648</text:p>
              </table:table-cell>
              <table:table-cell office:value-type="float" office:value="0.285837142946188">
                <text:p>0.285837142946188</text:p>
              </table:table-cell>
              <table:table-cell office:value-type="float" office:value="0.263429740382758">
                <text:p>0.263429740382758</text:p>
              </table:table-cell>
              <table:table-cell office:value-type="float" office:value="0.274901827538836">
                <text:p>0.274901827538836</text:p>
              </table:table-cell>
              <table:table-cell office:value-type="float" office:value="0.278172200522481">
                <text:p>0.278172200522481</text:p>
              </table:table-cell>
              <table:table-cell office:value-type="float" office:value="0.301906763335126">
                <text:p>0.301906763335126</text:p>
              </table:table-cell>
              <table:table-cell office:value-type="float" office:value="0.306662968590293">
                <text:p>0.306662968590293</text:p>
              </table:table-cell>
              <table:table-cell office:value-type="float" office:value="0.307123059984107">
                <text:p>0.307123059984107</text:p>
              </table:table-cell>
              <table:table-cell office:value-type="float" office:value="0.313729003215455">
                <text:p>0.313729003215455</text:p>
              </table:table-cell>
              <table:table-cell office:value-type="float" office:value="0.294155016348638">
                <text:p>0.294155016348638</text:p>
              </table:table-cell>
              <table:table-cell office:value-type="float" office:value="0.323973343513879">
                <text:p>0.323973343513879</text:p>
              </table:table-cell>
              <table:table-cell office:value-type="float" office:value="0.302943434665961">
                <text:p>0.302943434665961</text:p>
              </table:table-cell>
              <table:table-cell office:value-type="float" office:value="0.310558572691161">
                <text:p>0.310558572691161</text:p>
              </table:table-cell>
              <table:table-cell office:value-type="float" office:value="0.312804242802925">
                <text:p>0.312804242802925</text:p>
              </table:table-cell>
              <table:table-cell office:value-type="float" office:value="0.313463080059789">
                <text:p>0.313463080059789</text:p>
              </table:table-cell>
              <table:table-cell office:value-type="float" office:value="0.312849521468482">
                <text:p>0.312849521468482</text:p>
              </table:table-cell>
              <table:table-cell office:value-type="float" office:value="0.336474650895317">
                <text:p>0.336474650895317</text:p>
              </table:table-cell>
              <table:table-cell office:value-type="float" office:value="0.342615490671747">
                <text:p>0.342615490671747</text:p>
              </table:table-cell>
              <table:table-cell office:value-type="float" office:value="0.329878969281275">
                <text:p>0.329878969281275</text:p>
              </table:table-cell>
              <table:table-cell office:value-type="float" office:value="0.341116592913048">
                <text:p>0.341116592913048</text:p>
              </table:table-cell>
              <table:table-cell office:value-type="float" office:value="0.33773008243067">
                <text:p>0.33773008243067</text:p>
              </table:table-cell>
              <table:table-cell office:value-type="float" office:value="0.357408316665299">
                <text:p>0.357408316665299</text:p>
              </table:table-cell>
              <table:table-cell office:value-type="float" office:value="0.37914398150073">
                <text:p>0.37914398150073</text:p>
              </table:table-cell>
              <table:table-cell office:value-type="float" office:value="0.365333686723401">
                <text:p>0.365333686723401</text:p>
              </table:table-cell>
              <table:table-cell office:value-type="float" office:value="0.351284124541579">
                <text:p>0.351284124541579</text:p>
              </table:table-cell>
              <table:table-cell office:value-type="float" office:value="0.355641620553868">
                <text:p>0.355641620553868</text:p>
              </table:table-cell>
              <table:table-cell office:value-type="float" office:value="0.349902356121435">
                <text:p>0.349902356121435</text:p>
              </table:table-cell>
              <table:table-cell office:value-type="float" office:value="0.376551431273904">
                <text:p>0.376551431273904</text:p>
              </table:table-cell>
              <table:table-cell office:value-type="float" office:value="0.359075327019207">
                <text:p>0.359075327019207</text:p>
              </table:table-cell>
              <table:table-cell office:value-type="float" office:value="0.383621330195517">
                <text:p>0.383621330195517</text:p>
              </table:table-cell>
              <table:table-cell office:value-type="float" office:value="0.371287144729927">
                <text:p>0.371287144729927</text:p>
              </table:table-cell>
              <table:table-cell office:value-type="float" office:value="0.366304937269013">
                <text:p>0.366304937269013</text:p>
              </table:table-cell>
              <table:table-cell office:value-type="float" office:value="0.385705541534314">
                <text:p>0.385705541534314</text:p>
              </table:table-cell>
              <table:table-cell office:value-type="float" office:value="0.359851369349811">
                <text:p>0.359851369349811</text:p>
              </table:table-cell>
              <table:table-cell office:value-type="float" office:value="0.393245725646972">
                <text:p>0.393245725646972</text:p>
              </table:table-cell>
              <table:table-cell office:value-type="float" office:value="0.390696999667669">
                <text:p>0.390696999667669</text:p>
              </table:table-cell>
              <table:table-cell office:value-type="float" office:value="0.40054805633438">
                <text:p>0.40054805633438</text:p>
              </table:table-cell>
              <table:table-cell office:value-type="float" office:value="0.35149785837967">
                <text:p>0.35149785837967</text:p>
              </table:table-cell>
              <table:table-cell office:value-type="float" office:value="0.430447703724855">
                <text:p>0.430447703724855</text:p>
              </table:table-cell>
              <table:table-cell office:value-type="float" office:value="0.389756625368189">
                <text:p>0.389756625368189</text:p>
              </table:table-cell>
              <table:table-cell office:value-type="float" office:value="0.385628679673211">
                <text:p>0.385628679673211</text:p>
              </table:table-cell>
              <table:table-cell office:value-type="float" office:value="0.409107137891687">
                <text:p>0.409107137891687</text:p>
              </table:table-cell>
              <table:table-cell office:value-type="float" office:value="0.369190260404752">
                <text:p>0.369190260404752</text:p>
              </table:table-cell>
              <table:table-cell office:value-type="float" office:value="0.386425362333633">
                <text:p>0.386425362333633</text:p>
              </table:table-cell>
              <table:table-cell office:value-type="float" office:value="0.411985166926727">
                <text:p>0.411985166926727</text:p>
              </table:table-cell>
              <table:table-cell office:value-type="float" office:value="0.402817795482084">
                <text:p>0.402817795482084</text:p>
              </table:table-cell>
              <table:table-cell office:value-type="float" office:value="0.406178167743438">
                <text:p>0.406178167743438</text:p>
              </table:table-cell>
              <table:table-cell office:value-type="float" office:value="0.391319455858799">
                <text:p>0.391319455858799</text:p>
              </table:table-cell>
              <table:table-cell office:value-type="float" office:value="0.43277285147301">
                <text:p>0.43277285147301</text:p>
              </table:table-cell>
              <table:table-cell office:value-type="float" office:value="0.425319675523271">
                <text:p>0.425319675523271</text:p>
              </table:table-cell>
              <table:table-cell office:value-type="float" office:value="0.41946215518077">
                <text:p>0.41946215518077</text:p>
              </table:table-cell>
              <table:table-cell office:value-type="float" office:value="0.460619302615744">
                <text:p>0.460619302615744</text:p>
              </table:table-cell>
              <table:table-cell office:value-type="float" office:value="0.387497704043904">
                <text:p>0.387497704043904</text:p>
              </table:table-cell>
              <table:table-cell office:value-type="float" office:value="0.417819441845262">
                <text:p>0.417819441845262</text:p>
              </table:table-cell>
              <table:table-cell office:value-type="float" office:value="0.442912537659316">
                <text:p>0.442912537659316</text:p>
              </table:table-cell>
              <table:table-cell office:value-type="float" office:value="0.43481547539457">
                <text:p>0.43481547539457</text:p>
              </table:table-cell>
              <table:table-cell office:value-type="float" office:value="0.434167499004268">
                <text:p>0.434167499004268</text:p>
              </table:table-cell>
              <table:table-cell office:value-type="float" office:value="0.427706140481188">
                <text:p>0.427706140481188</text:p>
              </table:table-cell>
              <table:table-cell office:value-type="float" office:value="0.421443853443189">
                <text:p>0.421443853443189</text:p>
              </table:table-cell>
              <table:table-cell office:value-type="float" office:value="0.454484559783989">
                <text:p>0.454484559783989</text:p>
              </table:table-cell>
              <table:table-cell office:value-type="float" office:value="0.426376016187696">
                <text:p>0.426376016187696</text:p>
              </table:table-cell>
              <table:table-cell office:value-type="float" office:value="0.426523174523231">
                <text:p>0.426523174523231</text:p>
              </table:table-cell>
              <table:table-cell office:value-type="float" office:value="0.458604135252974">
                <text:p>0.458604135252974</text:p>
              </table:table-cell>
              <table:table-cell office:value-type="float" office:value="0.406999306395049">
                <text:p>0.406999306395049</text:p>
              </table:table-cell>
              <table:table-cell office:value-type="float" office:value="0.457031215500017">
                <text:p>0.457031215500017</text:p>
              </table:table-cell>
              <table:table-cell office:value-type="float" office:value="0.445338251425474">
                <text:p>0.445338251425474</text:p>
              </table:table-cell>
              <table:table-cell office:value-type="float" office:value="0.459620112887348">
                <text:p>0.459620112887348</text:p>
              </table:table-cell>
              <table:table-cell office:value-type="float" office:value="0.424131358277565">
                <text:p>0.424131358277565</text:p>
              </table:table-cell>
              <table:table-cell office:value-type="float" office:value="0.443345141482075">
                <text:p>0.443345141482075</text:p>
              </table:table-cell>
              <table:table-cell office:value-type="float" office:value="0.441902095456559">
                <text:p>0.441902095456559</text:p>
              </table:table-cell>
              <table:table-cell office:value-type="float" office:value="0.459112490573052">
                <text:p>0.459112490573052</text:p>
              </table:table-cell>
              <table:table-cell office:value-type="float" office:value="0.463311311997993">
                <text:p>0.463311311997993</text:p>
              </table:table-cell>
              <table:table-cell office:value-type="float" office:value="0.443880762161773">
                <text:p>0.443880762161773</text:p>
              </table:table-cell>
              <table:table-cell office:value-type="float" office:value="0.44076018909677">
                <text:p>0.44076018909677</text:p>
              </table:table-cell>
              <table:table-cell office:value-type="float" office:value="0.442147500173362">
                <text:p>0.442147500173362</text:p>
              </table:table-cell>
              <table:table-cell office:value-type="float" office:value="0.46008864558253">
                <text:p>0.46008864558253</text:p>
              </table:table-cell>
              <table:table-cell office:value-type="float" office:value="0.455128771062875">
                <text:p>0.455128771062875</text:p>
              </table:table-cell>
              <table:table-cell office:value-type="float" office:value="0.432168585299397">
                <text:p>0.432168585299397</text:p>
              </table:table-cell>
              <table:table-cell office:value-type="float" office:value="0.43923957692402">
                <text:p>0.43923957692402</text:p>
              </table:table-cell>
              <table:table-cell office:value-type="float" office:value="0.435160659859902">
                <text:p>0.435160659859902</text:p>
              </table:table-cell>
              <table:table-cell office:value-type="float" office:value="0.447142160171365">
                <text:p>0.447142160171365</text:p>
              </table:table-cell>
              <table:table-cell office:value-type="float" office:value="0.481386201835185">
                <text:p>0.481386201835185</text:p>
              </table:table-cell>
              <table:table-cell office:value-type="float" office:value="0.455178151269932">
                <text:p>0.455178151269932</text:p>
              </table:table-cell>
              <table:table-cell office:value-type="float" office:value="0.477547650003854">
                <text:p>0.477547650003854</text:p>
              </table:table-cell>
              <table:table-cell office:value-type="float" office:value="0.438065306983384">
                <text:p>0.438065306983384</text:p>
              </table:table-cell>
              <table:table-cell office:value-type="float" office:value="0.443898410985317">
                <text:p>0.443898410985317</text:p>
              </table:table-cell>
              <table:table-cell office:value-type="float" office:value="0.449764573652808">
                <text:p>0.449764573652808</text:p>
              </table:table-cell>
              <table:table-cell office:value-type="float" office:value="0.470857711573392">
                <text:p>0.470857711573392</text:p>
              </table:table-cell>
              <table:table-cell office:value-type="float" office:value="0.435069677109781">
                <text:p>0.435069677109781</text:p>
              </table:table-cell>
              <table:table-cell office:value-type="float" office:value="0.473145015621355">
                <text:p>0.473145015621355</text:p>
              </table:table-cell>
              <table:table-cell office:value-type="float" office:value="0.46991031824655">
                <text:p>0.46991031824655</text:p>
              </table:table-cell>
              <table:table-cell office:value-type="float" office:value="0.460114161762234">
                <text:p>0.460114161762234</text:p>
              </table:table-cell>
              <table:table-cell office:value-type="float" office:value="0.456790415635403">
                <text:p>0.456790415635403</text:p>
              </table:table-cell>
              <table:table-cell office:value-type="float" office:value="0.478298874837713">
                <text:p>0.478298874837713</text:p>
              </table:table-cell>
              <table:table-cell office:value-type="float" office:value="0.476297297520477">
                <text:p>0.476297297520477</text:p>
              </table:table-cell>
              <table:table-cell office:value-type="float" office:value="0.467873811612155">
                <text:p>0.467873811612155</text:p>
              </table:table-cell>
              <table:table-cell office:value-type="float" office:value="0.442928227952532">
                <text:p>0.442928227952532</text:p>
              </table:table-cell>
              <table:table-cell office:value-type="float" office:value="0.460886294895165">
                <text:p>0.460886294895165</text:p>
              </table:table-cell>
              <table:table-cell office:value-type="float" office:value="0.468468044983195">
                <text:p>0.468468044983195</text:p>
              </table:table-cell>
              <table:table-cell office:value-type="float" office:value="0.471230813578751">
                <text:p>0.471230813578751</text:p>
              </table:table-cell>
              <table:table-cell office:value-type="float" office:value="0.461383274779743">
                <text:p>0.461383274779743</text:p>
              </table:table-cell>
              <table:table-cell office:value-type="float" office:value="0.465707612875323">
                <text:p>0.465707612875323</text:p>
              </table:table-cell>
              <table:table-cell office:value-type="float" office:value="0.451337654691593">
                <text:p>0.451337654691593</text:p>
              </table:table-cell>
              <table:table-cell office:value-type="float" office:value="0.467941445962379">
                <text:p>0.467941445962379</text:p>
              </table:table-cell>
              <table:table-cell office:value-type="float" office:value="0.461705621320774">
                <text:p>0.461705621320774</text:p>
              </table:table-cell>
              <table:table-cell office:value-type="float" office:value="0.489411988399516">
                <text:p>0.489411988399516</text:p>
              </table:table-cell>
              <table:table-cell office:value-type="float" office:value="0.485506445793841">
                <text:p>0.485506445793841</text:p>
              </table:table-cell>
              <table:table-cell office:value-type="float" office:value="0.468609920250524">
                <text:p>0.468609920250524</text:p>
              </table:table-cell>
              <table:table-cell office:value-type="float" office:value="0.467631295630244">
                <text:p>0.467631295630244</text:p>
              </table:table-cell>
              <table:table-cell office:value-type="float" office:value="0.483779730202397">
                <text:p>0.483779730202397</text:p>
              </table:table-cell>
              <table:table-cell office:value-type="float" office:value="0.469525055751186">
                <text:p>0.469525055751186</text:p>
              </table:table-cell>
              <table:table-cell office:value-type="float" office:value="0.476766762778665">
                <text:p>0.476766762778665</text:p>
              </table:table-cell>
              <table:table-cell office:value-type="float" office:value="0.463726273092229">
                <text:p>0.463726273092229</text:p>
              </table:table-cell>
              <table:table-cell office:value-type="float" office:value="0.478137593850845">
                <text:p>0.478137593850845</text:p>
              </table:table-cell>
              <table:table-cell office:value-type="float" office:value="0.494763173635374">
                <text:p>0.494763173635374</text:p>
              </table:table-cell>
              <table:table-cell office:value-type="float" office:value="0.469169142618713">
                <text:p>0.469169142618713</text:p>
              </table:table-cell>
              <table:table-cell office:value-type="float" office:value="0.480350768384511">
                <text:p>0.480350768384511</text:p>
              </table:table-cell>
              <table:table-cell office:value-type="float" office:value="0.451552019316993">
                <text:p>0.451552019316993</text:p>
              </table:table-cell>
              <table:table-cell office:value-type="float" office:value="0.482382085423155">
                <text:p>0.482382085423155</text:p>
              </table:table-cell>
              <table:table-cell office:value-type="float" office:value="0.460369199827672">
                <text:p>0.460369199827672</text:p>
              </table:table-cell>
              <table:table-cell office:value-type="float" office:value="0.470485219475691">
                <text:p>0.470485219475691</text:p>
              </table:table-cell>
              <table:table-cell office:value-type="float" office:value="0.492564150324031">
                <text:p>0.492564150324031</text:p>
              </table:table-cell>
              <table:table-cell office:value-type="float" office:value="0.479702264379656">
                <text:p>0.479702264379656</text:p>
              </table:table-cell>
              <table:table-cell office:value-type="float" office:value="0.480518701833909">
                <text:p>0.480518701833909</text:p>
              </table:table-cell>
              <table:table-cell office:value-type="float" office:value="0.478234536623951">
                <text:p>0.478234536623951</text:p>
              </table:table-cell>
              <table:table-cell office:value-type="float" office:value="0.471851745617485">
                <text:p>0.471851745617485</text:p>
              </table:table-cell>
              <table:table-cell office:value-type="float" office:value="0.470429007107301">
                <text:p>0.470429007107301</text:p>
              </table:table-cell>
              <table:table-cell office:value-type="float" office:value="0.469075935958198">
                <text:p>0.469075935958198</text:p>
              </table:table-cell>
              <table:table-cell office:value-type="float" office:value="0.478076947088939">
                <text:p>0.478076947088939</text:p>
              </table:table-cell>
              <table:table-cell office:value-type="float" office:value="0.478812982664488">
                <text:p>0.478812982664488</text:p>
              </table:table-cell>
              <table:table-cell office:value-type="float" office:value="0.476207922603604">
                <text:p>0.476207922603604</text:p>
              </table:table-cell>
              <table:table-cell office:value-type="float" office:value="0.488253794355325">
                <text:p>0.488253794355325</text:p>
              </table:table-cell>
              <table:table-cell office:value-type="float" office:value="0.483280062877789">
                <text:p>0.483280062877789</text:p>
              </table:table-cell>
              <table:table-cell office:value-type="float" office:value="0.462382545493802">
                <text:p>0.462382545493802</text:p>
              </table:table-cell>
              <table:table-cell office:value-type="float" office:value="0.477880957829353">
                <text:p>0.477880957829353</text:p>
              </table:table-cell>
              <table:table-cell office:value-type="float" office:value="0.479398000129879">
                <text:p>0.479398000129879</text:p>
              </table:table-cell>
              <table:table-cell office:value-type="float" office:value="0.494817578287254">
                <text:p>0.494817578287254</text:p>
              </table:table-cell>
              <table:table-cell office:value-type="float" office:value="0.486331019144228">
                <text:p>0.486331019144228</text:p>
              </table:table-cell>
              <table:table-cell office:value-type="float" office:value="0.489448945514159">
                <text:p>0.489448945514159</text:p>
              </table:table-cell>
              <table:table-cell office:value-type="float" office:value="0.481505677716468">
                <text:p>0.481505677716468</text:p>
              </table:table-cell>
              <table:table-cell office:value-type="float" office:value="0.496345169018856">
                <text:p>0.496345169018856</text:p>
              </table:table-cell>
              <table:table-cell office:value-type="float" office:value="0.478236771523895">
                <text:p>0.478236771523895</text:p>
              </table:table-cell>
              <table:table-cell office:value-type="float" office:value="0.511812144387989">
                <text:p>0.511812144387989</text:p>
              </table:table-cell>
              <table:table-cell office:value-type="float" office:value="0.482824730058513">
                <text:p>0.482824730058513</text:p>
              </table:table-cell>
              <table:table-cell office:value-type="float" office:value="0.465765880815749">
                <text:p>0.465765880815749</text:p>
              </table:table-cell>
              <table:table-cell office:value-type="float" office:value="0.486115446818295">
                <text:p>0.486115446818295</text:p>
              </table:table-cell>
              <table:table-cell office:value-type="float" office:value="0.485888225985401">
                <text:p>0.485888225985401</text:p>
              </table:table-cell>
              <table:table-cell office:value-type="float" office:value="0.474784784391247">
                <text:p>0.474784784391247</text:p>
              </table:table-cell>
              <table:table-cell office:value-type="float" office:value="0.47769482052489">
                <text:p>0.47769482052489</text:p>
              </table:table-cell>
              <table:table-cell office:value-type="float" office:value="0.47216639396137">
                <text:p>0.47216639396137</text:p>
              </table:table-cell>
              <table:table-cell office:value-type="float" office:value="0.491907385374395">
                <text:p>0.491907385374395</text:p>
              </table:table-cell>
              <table:table-cell office:value-type="float" office:value="0.484772823112586">
                <text:p>0.484772823112586</text:p>
              </table:table-cell>
              <table:table-cell office:value-type="float" office:value="0.477728557578192">
                <text:p>0.477728557578192</text:p>
              </table:table-cell>
              <table:table-cell office:value-type="float" office:value="0.466843753292689">
                <text:p>0.466843753292689</text:p>
              </table:table-cell>
              <table:table-cell office:value-type="float" office:value="0.518591504542128">
                <text:p>0.518591504542128</text:p>
              </table:table-cell>
              <table:table-cell office:value-type="float" office:value="0.474297727421536">
                <text:p>0.474297727421536</text:p>
              </table:table-cell>
              <table:table-cell office:value-type="float" office:value="0.482807103161299">
                <text:p>0.482807103161299</text:p>
              </table:table-cell>
              <table:table-cell office:value-type="float" office:value="0.493475091704669">
                <text:p>0.493475091704669</text:p>
              </table:table-cell>
              <table:table-cell office:value-type="float" office:value="0.502939931451401">
                <text:p>0.502939931451401</text:p>
              </table:table-cell>
              <table:table-cell office:value-type="float" office:value="0.47958839562681">
                <text:p>0.47958839562681</text:p>
              </table:table-cell>
              <table:table-cell office:value-type="float" office:value="0.476829615844527">
                <text:p>0.476829615844527</text:p>
              </table:table-cell>
              <table:table-cell office:value-type="float" office:value="0.48137518702583">
                <text:p>0.48137518702583</text:p>
              </table:table-cell>
              <table:table-cell office:value-type="float" office:value="0.472072905846924">
                <text:p>0.472072905846924</text:p>
              </table:table-cell>
              <table:table-cell office:value-type="float" office:value="0.477863012366611">
                <text:p>0.477863012366611</text:p>
              </table:table-cell>
              <table:table-cell office:value-type="float" office:value="0.471957714607914">
                <text:p>0.471957714607914</text:p>
              </table:table-cell>
              <table:table-cell office:value-type="float" office:value="0.489116358932565">
                <text:p>0.489116358932565</text:p>
              </table:table-cell>
              <table:table-cell office:value-type="float" office:value="0.463085639257652">
                <text:p>0.463085639257652</text:p>
              </table:table-cell>
              <table:table-cell office:value-type="float" office:value="0.493501747819024">
                <text:p>0.493501747819024</text:p>
              </table:table-cell>
              <table:table-cell office:value-type="float" office:value="0.478386481817371">
                <text:p>0.478386481817371</text:p>
              </table:table-cell>
              <table:table-cell office:value-type="float" office:value="0.478955731768041">
                <text:p>0.478955731768041</text:p>
              </table:table-cell>
              <table:table-cell office:value-type="float" office:value="0.485667635389043">
                <text:p>0.485667635389043</text:p>
              </table:table-cell>
              <table:table-cell office:value-type="float" office:value="0.474914282897915">
                <text:p>0.474914282897915</text:p>
              </table:table-cell>
              <table:table-cell office:value-type="float" office:value="0.475838393907617">
                <text:p>0.475838393907617</text:p>
              </table:table-cell>
              <table:table-cell office:value-type="float" office:value="0.472294525791">
                <text:p>0.472294525791</text:p>
              </table:table-cell>
              <table:table-cell office:value-type="float" office:value="0.477458361869628">
                <text:p>0.477458361869628</text:p>
              </table:table-cell>
              <table:table-cell office:value-type="float" office:value="0.460414583747564">
                <text:p>0.460414583747564</text:p>
              </table:table-cell>
              <table:table-cell office:value-type="float" office:value="0.47561677089179">
                <text:p>0.47561677089179</text:p>
              </table:table-cell>
              <table:table-cell office:value-type="float" office:value="0.472026496138872">
                <text:p>0.472026496138872</text:p>
              </table:table-cell>
              <table:table-cell office:value-type="float" office:value="0.463099256030278">
                <text:p>0.463099256030278</text:p>
              </table:table-cell>
              <table:table-cell office:value-type="float" office:value="0.455746766533753">
                <text:p>0.455746766533753</text:p>
              </table:table-cell>
              <table:table-cell office:value-type="float" office:value="0.475072077003138">
                <text:p>0.475072077003138</text:p>
              </table:table-cell>
              <table:table-cell office:value-type="float" office:value="0.483959118862053">
                <text:p>0.483959118862053</text:p>
              </table:table-cell>
              <table:table-cell office:value-type="float" office:value="0.48630690511493">
                <text:p>0.48630690511493</text:p>
              </table:table-cell>
              <table:table-cell office:value-type="float" office:value="0.477260077287293">
                <text:p>0.477260077287293</text:p>
              </table:table-cell>
              <table:table-cell office:value-type="float" office:value="0.472534678960276">
                <text:p>0.472534678960276</text:p>
              </table:table-cell>
              <table:table-cell office:value-type="float" office:value="0.479994275097141">
                <text:p>0.479994275097141</text:p>
              </table:table-cell>
              <table:table-cell office:value-type="float" office:value="0.45211713284357">
                <text:p>0.45211713284357</text:p>
              </table:table-cell>
              <table:table-cell office:value-type="float" office:value="0.49011355105756">
                <text:p>0.49011355105756</text:p>
              </table:table-cell>
              <table:table-cell office:value-type="float" office:value="0.45117829262634">
                <text:p>0.45117829262634</text:p>
              </table:table-cell>
              <table:table-cell office:value-type="float" office:value="0.468543375256443">
                <text:p>0.468543375256443</text:p>
              </table:table-cell>
              <table:table-cell office:value-type="float" office:value="0.466072083424611">
                <text:p>0.466072083424611</text:p>
              </table:table-cell>
              <table:table-cell office:value-type="float" office:value="0.461862629383024">
                <text:p>0.461862629383024</text:p>
              </table:table-cell>
              <table:table-cell office:value-type="float" office:value="0.454852490293332">
                <text:p>0.454852490293332</text:p>
              </table:table-cell>
              <table:table-cell office:value-type="float" office:value="0.470760546203877">
                <text:p>0.470760546203877</text:p>
              </table:table-cell>
              <table:table-cell office:value-type="float" office:value="0.475978623427336">
                <text:p>0.475978623427336</text:p>
              </table:table-cell>
              <table:table-cell office:value-type="float" office:value="0.450123484788008">
                <text:p>0.450123484788008</text:p>
              </table:table-cell>
              <table:table-cell office:value-type="float" office:value="0.473379623496632">
                <text:p>0.473379623496632</text:p>
              </table:table-cell>
            </table:table-row>
            <table:table-row>
              <table:table-cell office:value-type="string">
                <text:p>fib_omp_compact</text:p>
              </table:table-cell>
              <table:table-cell office:value-type="float" office:value="0.046342041144957">
                <text:p>0.046342041144957</text:p>
              </table:table-cell>
              <table:table-cell office:value-type="float" office:value="0.0168288899928832">
                <text:p>0.0168288899928832</text:p>
              </table:table-cell>
              <table:table-cell office:value-type="float" office:value="0.0181059669417064">
                <text:p>0.0181059669417064</text:p>
              </table:table-cell>
              <table:table-cell office:value-type="float" office:value="0.0184431834766928">
                <text:p>0.0184431834766928</text:p>
              </table:table-cell>
              <table:table-cell office:value-type="float" office:value="0.0264139303849495">
                <text:p>0.0264139303849495</text:p>
              </table:table-cell>
              <table:table-cell office:value-type="float" office:value="0.0329127316085375">
                <text:p>0.0329127316085375</text:p>
              </table:table-cell>
              <table:table-cell office:value-type="float" office:value="0.0317364739333003">
                <text:p>0.0317364739333003</text:p>
              </table:table-cell>
              <table:table-cell office:value-type="float" office:value="0.0347253188930815">
                <text:p>0.0347253188930815</text:p>
              </table:table-cell>
              <table:table-cell office:value-type="float" office:value="0.0417807710941159">
                <text:p>0.0417807710941159</text:p>
              </table:table-cell>
              <table:table-cell office:value-type="float" office:value="0.0459513542927905">
                <text:p>0.0459513542927905</text:p>
              </table:table-cell>
              <table:table-cell office:value-type="float" office:value="0.0471800648118867">
                <text:p>0.0471800648118867</text:p>
              </table:table-cell>
              <table:table-cell office:value-type="float" office:value="0.0492491240456448">
                <text:p>0.0492491240456448</text:p>
              </table:table-cell>
              <table:table-cell office:value-type="float" office:value="0.0547946686342219">
                <text:p>0.0547946686342219</text:p>
              </table:table-cell>
              <table:table-cell office:value-type="float" office:value="0.0605776821845843">
                <text:p>0.0605776821845843</text:p>
              </table:table-cell>
              <table:table-cell office:value-type="float" office:value="0.062701363577642">
                <text:p>0.062701363577642</text:p>
              </table:table-cell>
              <table:table-cell office:value-type="float" office:value="0.0612996436569765">
                <text:p>0.0612996436569765</text:p>
              </table:table-cell>
              <table:table-cell office:value-type="float" office:value="0.0714097542472053">
                <text:p>0.0714097542472053</text:p>
              </table:table-cell>
              <table:table-cell office:value-type="float" office:value="0.0734690427515073">
                <text:p>0.0734690427515073</text:p>
              </table:table-cell>
              <table:table-cell office:value-type="float" office:value="0.0770318514232392">
                <text:p>0.0770318514232392</text:p>
              </table:table-cell>
              <table:table-cell office:value-type="float" office:value="0.0760270683860324">
                <text:p>0.0760270683860324</text:p>
              </table:table-cell>
              <table:table-cell office:value-type="float" office:value="0.0832105609549209">
                <text:p>0.0832105609549209</text:p>
              </table:table-cell>
              <table:table-cell office:value-type="float" office:value="0.0882236745667663">
                <text:p>0.0882236745667663</text:p>
              </table:table-cell>
              <table:table-cell office:value-type="float" office:value="0.0904502775342043">
                <text:p>0.0904502775342043</text:p>
              </table:table-cell>
              <table:table-cell office:value-type="float" office:value="0.0895273529238339">
                <text:p>0.0895273529238339</text:p>
              </table:table-cell>
              <table:table-cell office:value-type="float" office:value="0.0972327745273258">
                <text:p>0.0972327745273258</text:p>
              </table:table-cell>
              <table:table-cell office:value-type="float" office:value="0.0991940331055637">
                <text:p>0.0991940331055637</text:p>
              </table:table-cell>
              <table:table-cell office:value-type="float" office:value="0.102971002698076">
                <text:p>0.102971002698076</text:p>
              </table:table-cell>
              <table:table-cell office:value-type="float" office:value="0.102145860714425">
                <text:p>0.102145860714425</text:p>
              </table:table-cell>
              <table:table-cell office:value-type="float" office:value="0.103223114057639">
                <text:p>0.103223114057639</text:p>
              </table:table-cell>
              <table:table-cell office:value-type="float" office:value="0.11248138663436">
                <text:p>0.11248138663436</text:p>
              </table:table-cell>
              <table:table-cell office:value-type="float" office:value="0.120459293508175">
                <text:p>0.120459293508175</text:p>
              </table:table-cell>
              <table:table-cell office:value-type="float" office:value="0.113373865409435">
                <text:p>0.113373865409435</text:p>
              </table:table-cell>
              <table:table-cell office:value-type="float" office:value="0.121855874265455">
                <text:p>0.121855874265455</text:p>
              </table:table-cell>
              <table:table-cell office:value-type="float" office:value="0.125970380114237">
                <text:p>0.125970380114237</text:p>
              </table:table-cell>
              <table:table-cell office:value-type="float" office:value="0.131988656562469">
                <text:p>0.131988656562469</text:p>
              </table:table-cell>
              <table:table-cell office:value-type="float" office:value="0.129365620975517">
                <text:p>0.129365620975517</text:p>
              </table:table-cell>
              <table:table-cell office:value-type="float" office:value="0.136850457202454">
                <text:p>0.136850457202454</text:p>
              </table:table-cell>
              <table:table-cell office:value-type="float" office:value="0.141091807969282">
                <text:p>0.141091807969282</text:p>
              </table:table-cell>
              <table:table-cell office:value-type="float" office:value="0.139110557078761">
                <text:p>0.139110557078761</text:p>
              </table:table-cell>
              <table:table-cell office:value-type="float" office:value="0.144936751271419">
                <text:p>0.144936751271419</text:p>
              </table:table-cell>
              <table:table-cell office:value-type="float" office:value="0.143673625149159">
                <text:p>0.143673625149159</text:p>
              </table:table-cell>
              <table:table-cell office:value-type="float" office:value="0.154193488216228">
                <text:p>0.154193488216228</text:p>
              </table:table-cell>
              <table:table-cell office:value-type="float" office:value="0.152613758280164">
                <text:p>0.152613758280164</text:p>
              </table:table-cell>
              <table:table-cell office:value-type="float" office:value="0.154440272136672">
                <text:p>0.154440272136672</text:p>
              </table:table-cell>
              <table:table-cell office:value-type="float" office:value="0.155349381201661">
                <text:p>0.155349381201661</text:p>
              </table:table-cell>
              <table:table-cell office:value-type="float" office:value="0.164232785863043">
                <text:p>0.164232785863043</text:p>
              </table:table-cell>
              <table:table-cell office:value-type="float" office:value="0.165202527872544">
                <text:p>0.165202527872544</text:p>
              </table:table-cell>
              <table:table-cell office:value-type="float" office:value="0.159616347818139">
                <text:p>0.159616347818139</text:p>
              </table:table-cell>
              <table:table-cell office:value-type="float" office:value="0.177554918326267">
                <text:p>0.177554918326267</text:p>
              </table:table-cell>
              <table:table-cell office:value-type="float" office:value="0.174152862043412">
                <text:p>0.174152862043412</text:p>
              </table:table-cell>
              <table:table-cell office:value-type="float" office:value="0.181067019448429">
                <text:p>0.181067019448429</text:p>
              </table:table-cell>
              <table:table-cell office:value-type="float" office:value="0.176792365362671">
                <text:p>0.176792365362671</text:p>
              </table:table-cell>
              <table:table-cell office:value-type="float" office:value="0.189297717011261">
                <text:p>0.189297717011261</text:p>
              </table:table-cell>
              <table:table-cell office:value-type="float" office:value="0.185672321076353">
                <text:p>0.185672321076353</text:p>
              </table:table-cell>
              <table:table-cell office:value-type="float" office:value="0.189348635148177">
                <text:p>0.189348635148177</text:p>
              </table:table-cell>
              <table:table-cell office:value-type="float" office:value="0.186020201551907">
                <text:p>0.186020201551907</text:p>
              </table:table-cell>
              <table:table-cell office:value-type="float" office:value="0.196955451458652">
                <text:p>0.196955451458652</text:p>
              </table:table-cell>
              <table:table-cell office:value-type="float" office:value="0.202434544425897">
                <text:p>0.202434544425897</text:p>
              </table:table-cell>
              <table:table-cell office:value-type="float" office:value="0.199127167325882">
                <text:p>0.199127167325882</text:p>
              </table:table-cell>
              <table:table-cell office:value-type="float" office:value="0.199266515277205">
                <text:p>0.199266515277205</text:p>
              </table:table-cell>
              <table:table-cell office:value-type="float" office:value="0.201741591320217">
                <text:p>0.201741591320217</text:p>
              </table:table-cell>
              <table:table-cell office:value-type="float" office:value="0.21373283561473">
                <text:p>0.21373283561473</text:p>
              </table:table-cell>
              <table:table-cell office:value-type="float" office:value="0.212276907652122">
                <text:p>0.212276907652122</text:p>
              </table:table-cell>
              <table:table-cell office:value-type="float" office:value="0.216482108896236">
                <text:p>0.216482108896236</text:p>
              </table:table-cell>
              <table:table-cell office:value-type="float" office:value="0.223360161423297">
                <text:p>0.223360161423297</text:p>
              </table:table-cell>
              <table:table-cell office:value-type="float" office:value="0.22071119599456">
                <text:p>0.22071119599456</text:p>
              </table:table-cell>
              <table:table-cell office:value-type="float" office:value="0.230519078536823">
                <text:p>0.230519078536823</text:p>
              </table:table-cell>
              <table:table-cell office:value-type="float" office:value="0.231495509809148">
                <text:p>0.231495509809148</text:p>
              </table:table-cell>
              <table:table-cell office:value-type="float" office:value="0.232219722527051">
                <text:p>0.232219722527051</text:p>
              </table:table-cell>
              <table:table-cell office:value-type="float" office:value="0.233517750552515">
                <text:p>0.233517750552515</text:p>
              </table:table-cell>
              <table:table-cell office:value-type="float" office:value="0.23836334019912">
                <text:p>0.23836334019912</text:p>
              </table:table-cell>
              <table:table-cell office:value-type="float" office:value="0.238149277138442">
                <text:p>0.238149277138442</text:p>
              </table:table-cell>
              <table:table-cell office:value-type="float" office:value="0.245950632482923">
                <text:p>0.245950632482923</text:p>
              </table:table-cell>
              <table:table-cell office:value-type="float" office:value="0.247941229994974">
                <text:p>0.247941229994974</text:p>
              </table:table-cell>
              <table:table-cell office:value-type="float" office:value="0.241584652498855">
                <text:p>0.241584652498855</text:p>
              </table:table-cell>
              <table:table-cell office:value-type="float" office:value="0.255285847831992">
                <text:p>0.255285847831992</text:p>
              </table:table-cell>
              <table:table-cell office:value-type="float" office:value="0.257859765092177">
                <text:p>0.257859765092177</text:p>
              </table:table-cell>
              <table:table-cell office:value-type="float" office:value="0.259087656444077">
                <text:p>0.259087656444077</text:p>
              </table:table-cell>
              <table:table-cell office:value-type="float" office:value="0.259349353863447">
                <text:p>0.259349353863447</text:p>
              </table:table-cell>
              <table:table-cell office:value-type="float" office:value="0.271516105166067">
                <text:p>0.271516105166067</text:p>
              </table:table-cell>
              <table:table-cell office:value-type="float" office:value="0.259949829357422">
                <text:p>0.259949829357422</text:p>
              </table:table-cell>
              <table:table-cell office:value-type="float" office:value="0.280196370659345">
                <text:p>0.280196370659345</text:p>
              </table:table-cell>
              <table:table-cell office:value-type="float" office:value="0.283258736496353">
                <text:p>0.283258736496353</text:p>
              </table:table-cell>
              <table:table-cell office:value-type="float" office:value="0.26669788383764">
                <text:p>0.26669788383764</text:p>
              </table:table-cell>
              <table:table-cell office:value-type="float" office:value="0.27436149244698">
                <text:p>0.27436149244698</text:p>
              </table:table-cell>
              <table:table-cell office:value-type="float" office:value="0.285320303309735">
                <text:p>0.285320303309735</text:p>
              </table:table-cell>
              <table:table-cell office:value-type="float" office:value="0.275812701914518">
                <text:p>0.275812701914518</text:p>
              </table:table-cell>
              <table:table-cell office:value-type="float" office:value="0.284310976576736">
                <text:p>0.284310976576736</text:p>
              </table:table-cell>
              <table:table-cell office:value-type="float" office:value="0.289664677639639">
                <text:p>0.289664677639639</text:p>
              </table:table-cell>
              <table:table-cell office:value-type="float" office:value="0.28896754837972">
                <text:p>0.28896754837972</text:p>
              </table:table-cell>
              <table:table-cell office:value-type="float" office:value="0.289171602035232">
                <text:p>0.289171602035232</text:p>
              </table:table-cell>
              <table:table-cell office:value-type="float" office:value="0.285803185141013">
                <text:p>0.285803185141013</text:p>
              </table:table-cell>
              <table:table-cell office:value-type="float" office:value="0.292679628005344">
                <text:p>0.292679628005344</text:p>
              </table:table-cell>
              <table:table-cell office:value-type="float" office:value="0.293012393496244">
                <text:p>0.293012393496244</text:p>
              </table:table-cell>
              <table:table-cell office:value-type="float" office:value="0.294801886348346">
                <text:p>0.294801886348346</text:p>
              </table:table-cell>
              <table:table-cell office:value-type="float" office:value="0.29591375291495">
                <text:p>0.29591375291495</text:p>
              </table:table-cell>
              <table:table-cell office:value-type="float" office:value="0.299476628971676">
                <text:p>0.299476628971676</text:p>
              </table:table-cell>
              <table:table-cell office:value-type="float" office:value="0.295610802736449">
                <text:p>0.295610802736449</text:p>
              </table:table-cell>
              <table:table-cell office:value-type="float" office:value="0.300034560477109">
                <text:p>0.300034560477109</text:p>
              </table:table-cell>
              <table:table-cell office:value-type="float" office:value="0.299551325185419">
                <text:p>0.299551325185419</text:p>
              </table:table-cell>
              <table:table-cell office:value-type="float" office:value="0.305710949846082">
                <text:p>0.305710949846082</text:p>
              </table:table-cell>
              <table:table-cell office:value-type="float" office:value="0.303717681939334">
                <text:p>0.303717681939334</text:p>
              </table:table-cell>
              <table:table-cell office:value-type="float" office:value="0.302390735610079">
                <text:p>0.302390735610079</text:p>
              </table:table-cell>
              <table:table-cell office:value-type="float" office:value="0.305739995100898">
                <text:p>0.305739995100898</text:p>
              </table:table-cell>
              <table:table-cell office:value-type="float" office:value="0.310649790908923">
                <text:p>0.310649790908923</text:p>
              </table:table-cell>
              <table:table-cell office:value-type="float" office:value="0.310710208694617">
                <text:p>0.310710208694617</text:p>
              </table:table-cell>
              <table:table-cell office:value-type="float" office:value="0.302568564411911">
                <text:p>0.302568564411911</text:p>
              </table:table-cell>
              <table:table-cell office:value-type="float" office:value="0.313406889615523">
                <text:p>0.313406889615523</text:p>
              </table:table-cell>
              <table:table-cell office:value-type="float" office:value="0.310980285126539">
                <text:p>0.310980285126539</text:p>
              </table:table-cell>
              <table:table-cell office:value-type="float" office:value="0.311902625177965">
                <text:p>0.311902625177965</text:p>
              </table:table-cell>
              <table:table-cell office:value-type="float" office:value="0.318775876644112">
                <text:p>0.318775876644112</text:p>
              </table:table-cell>
              <table:table-cell office:value-type="float" office:value="0.323717843776934">
                <text:p>0.323717843776934</text:p>
              </table:table-cell>
              <table:table-cell office:value-type="float" office:value="0.326192417916722">
                <text:p>0.326192417916722</text:p>
              </table:table-cell>
              <table:table-cell office:value-type="float" office:value="0.325487666611988">
                <text:p>0.325487666611988</text:p>
              </table:table-cell>
              <table:table-cell office:value-type="float" office:value="0.323715613690327">
                <text:p>0.323715613690327</text:p>
              </table:table-cell>
              <table:table-cell office:value-type="float" office:value="0.325456392622228">
                <text:p>0.325456392622228</text:p>
              </table:table-cell>
              <table:table-cell office:value-type="float" office:value="0.330174951264427">
                <text:p>0.330174951264427</text:p>
              </table:table-cell>
              <table:table-cell office:value-type="float" office:value="0.332758631559056">
                <text:p>0.332758631559056</text:p>
              </table:table-cell>
              <table:table-cell office:value-type="float" office:value="0.340961816877797">
                <text:p>0.340961816877797</text:p>
              </table:table-cell>
              <table:table-cell office:value-type="float" office:value="0.344943919803252">
                <text:p>0.344943919803252</text:p>
              </table:table-cell>
              <table:table-cell office:value-type="float" office:value="0.336745105146379">
                <text:p>0.336745105146379</text:p>
              </table:table-cell>
              <table:table-cell office:value-type="float" office:value="0.341294731471625">
                <text:p>0.341294731471625</text:p>
              </table:table-cell>
              <table:table-cell office:value-type="float" office:value="0.334952822257411">
                <text:p>0.334952822257411</text:p>
              </table:table-cell>
              <table:table-cell office:value-type="float" office:value="0.353126606469108">
                <text:p>0.353126606469108</text:p>
              </table:table-cell>
              <table:table-cell office:value-type="float" office:value="0.351458133097785">
                <text:p>0.351458133097785</text:p>
              </table:table-cell>
              <table:table-cell office:value-type="float" office:value="0.350335800970317">
                <text:p>0.350335800970317</text:p>
              </table:table-cell>
              <table:table-cell office:value-type="float" office:value="0.345659364677124">
                <text:p>0.345659364677124</text:p>
              </table:table-cell>
              <table:table-cell office:value-type="float" office:value="0.346679073464384">
                <text:p>0.346679073464384</text:p>
              </table:table-cell>
              <table:table-cell office:value-type="float" office:value="0.355104156177525">
                <text:p>0.355104156177525</text:p>
              </table:table-cell>
              <table:table-cell office:value-type="float" office:value="0.361126354074896">
                <text:p>0.361126354074896</text:p>
              </table:table-cell>
              <table:table-cell office:value-type="float" office:value="0.361463408571774">
                <text:p>0.361463408571774</text:p>
              </table:table-cell>
              <table:table-cell office:value-type="float" office:value="0.361138501691875">
                <text:p>0.361138501691875</text:p>
              </table:table-cell>
              <table:table-cell office:value-type="float" office:value="0.357231628986422">
                <text:p>0.357231628986422</text:p>
              </table:table-cell>
              <table:table-cell office:value-type="float" office:value="0.365171802291512">
                <text:p>0.365171802291512</text:p>
              </table:table-cell>
              <table:table-cell office:value-type="float" office:value="0.355729086412135">
                <text:p>0.355729086412135</text:p>
              </table:table-cell>
              <table:table-cell office:value-type="float" office:value="0.357645310046783">
                <text:p>0.357645310046783</text:p>
              </table:table-cell>
              <table:table-cell office:value-type="float" office:value="0.371763606254192">
                <text:p>0.371763606254192</text:p>
              </table:table-cell>
              <table:table-cell office:value-type="float" office:value="0.368230559619978">
                <text:p>0.368230559619978</text:p>
              </table:table-cell>
              <table:table-cell office:value-type="float" office:value="0.361593338983687">
                <text:p>0.361593338983687</text:p>
              </table:table-cell>
              <table:table-cell office:value-type="float" office:value="0.368437654505497">
                <text:p>0.368437654505497</text:p>
              </table:table-cell>
              <table:table-cell office:value-type="float" office:value="0.375126722168316">
                <text:p>0.375126722168316</text:p>
              </table:table-cell>
              <table:table-cell office:value-type="float" office:value="0.384817257358987">
                <text:p>0.384817257358987</text:p>
              </table:table-cell>
              <table:table-cell office:value-type="float" office:value="0.373987118061975">
                <text:p>0.373987118061975</text:p>
              </table:table-cell>
              <table:table-cell office:value-type="float" office:value="0.373034472669035">
                <text:p>0.373034472669035</text:p>
              </table:table-cell>
              <table:table-cell office:value-type="float" office:value="0.371823680672475">
                <text:p>0.371823680672475</text:p>
              </table:table-cell>
              <table:table-cell office:value-type="float" office:value="0.372658509981547">
                <text:p>0.372658509981547</text:p>
              </table:table-cell>
              <table:table-cell office:value-type="float" office:value="0.383615374746341">
                <text:p>0.383615374746341</text:p>
              </table:table-cell>
              <table:table-cell office:value-type="float" office:value="0.382841422405265">
                <text:p>0.382841422405265</text:p>
              </table:table-cell>
              <table:table-cell office:value-type="float" office:value="0.392460554815212">
                <text:p>0.392460554815212</text:p>
              </table:table-cell>
              <table:table-cell office:value-type="float" office:value="0.385337634722545">
                <text:p>0.385337634722545</text:p>
              </table:table-cell>
              <table:table-cell office:value-type="float" office:value="0.391745572701219">
                <text:p>0.391745572701219</text:p>
              </table:table-cell>
              <table:table-cell office:value-type="float" office:value="0.383018203977195">
                <text:p>0.383018203977195</text:p>
              </table:table-cell>
              <table:table-cell office:value-type="float" office:value="0.381837332545074">
                <text:p>0.381837332545074</text:p>
              </table:table-cell>
              <table:table-cell office:value-type="float" office:value="0.394400612790793">
                <text:p>0.394400612790793</text:p>
              </table:table-cell>
              <table:table-cell office:value-type="float" office:value="0.389095720498531">
                <text:p>0.389095720498531</text:p>
              </table:table-cell>
              <table:table-cell office:value-type="float" office:value="0.388369688193703">
                <text:p>0.388369688193703</text:p>
              </table:table-cell>
              <table:table-cell office:value-type="float" office:value="0.395103870239309">
                <text:p>0.395103870239309</text:p>
              </table:table-cell>
              <table:table-cell office:value-type="float" office:value="0.389754664511243">
                <text:p>0.389754664511243</text:p>
              </table:table-cell>
              <table:table-cell office:value-type="float" office:value="0.40767998280291">
                <text:p>0.40767998280291</text:p>
              </table:table-cell>
              <table:table-cell office:value-type="float" office:value="0.402022799889418">
                <text:p>0.402022799889418</text:p>
              </table:table-cell>
              <table:table-cell office:value-type="float" office:value="0.400488105807539">
                <text:p>0.400488105807539</text:p>
              </table:table-cell>
              <table:table-cell office:value-type="float" office:value="0.416666173627346">
                <text:p>0.416666173627346</text:p>
              </table:table-cell>
              <table:table-cell office:value-type="float" office:value="0.400948329675322">
                <text:p>0.400948329675322</text:p>
              </table:table-cell>
              <table:table-cell office:value-type="float" office:value="0.39722217972215">
                <text:p>0.39722217972215</text:p>
              </table:table-cell>
              <table:table-cell office:value-type="float" office:value="0.403192659410864">
                <text:p>0.403192659410864</text:p>
              </table:table-cell>
              <table:table-cell office:value-type="float" office:value="0.402362929981974">
                <text:p>0.402362929981974</text:p>
              </table:table-cell>
              <table:table-cell office:value-type="float" office:value="0.401991495015907">
                <text:p>0.401991495015907</text:p>
              </table:table-cell>
              <table:table-cell office:value-type="float" office:value="0.407861620665956">
                <text:p>0.407861620665956</text:p>
              </table:table-cell>
              <table:table-cell office:value-type="float" office:value="0.420093776776661">
                <text:p>0.420093776776661</text:p>
              </table:table-cell>
              <table:table-cell office:value-type="float" office:value="0.426401798913824">
                <text:p>0.426401798913824</text:p>
              </table:table-cell>
              <table:table-cell office:value-type="float" office:value="0.416400379924085">
                <text:p>0.416400379924085</text:p>
              </table:table-cell>
              <table:table-cell office:value-type="float" office:value="0.423358324640653">
                <text:p>0.423358324640653</text:p>
              </table:table-cell>
              <table:table-cell office:value-type="float" office:value="0.43429657783385">
                <text:p>0.43429657783385</text:p>
              </table:table-cell>
              <table:table-cell office:value-type="float" office:value="0.424355202760925">
                <text:p>0.424355202760925</text:p>
              </table:table-cell>
              <table:table-cell office:value-type="float" office:value="0.429875839677246">
                <text:p>0.429875839677246</text:p>
              </table:table-cell>
              <table:table-cell office:value-type="float" office:value="0.425908187269323">
                <text:p>0.425908187269323</text:p>
              </table:table-cell>
              <table:table-cell office:value-type="float" office:value="0.425836388378601">
                <text:p>0.425836388378601</text:p>
              </table:table-cell>
              <table:table-cell office:value-type="float" office:value="0.436107760109206">
                <text:p>0.436107760109206</text:p>
              </table:table-cell>
              <table:table-cell office:value-type="float" office:value="0.430884009421373">
                <text:p>0.430884009421373</text:p>
              </table:table-cell>
              <table:table-cell office:value-type="float" office:value="0.425510790971029">
                <text:p>0.425510790971029</text:p>
              </table:table-cell>
              <table:table-cell office:value-type="float" office:value="0.440226000114624">
                <text:p>0.440226000114624</text:p>
              </table:table-cell>
              <table:table-cell office:value-type="float" office:value="0.44337834914893">
                <text:p>0.44337834914893</text:p>
              </table:table-cell>
              <table:table-cell office:value-type="float" office:value="0.433933497645881">
                <text:p>0.433933497645881</text:p>
              </table:table-cell>
              <table:table-cell office:value-type="float" office:value="0.419706552910126">
                <text:p>0.419706552910126</text:p>
              </table:table-cell>
              <table:table-cell office:value-type="float" office:value="0.442429964809775">
                <text:p>0.442429964809775</text:p>
              </table:table-cell>
              <table:table-cell office:value-type="float" office:value="0.437241579494369">
                <text:p>0.437241579494369</text:p>
              </table:table-cell>
              <table:table-cell office:value-type="float" office:value="0.445536289298623">
                <text:p>0.445536289298623</text:p>
              </table:table-cell>
              <table:table-cell office:value-type="float" office:value="0.444597589197281">
                <text:p>0.444597589197281</text:p>
              </table:table-cell>
              <table:table-cell office:value-type="float" office:value="0.439138084789211">
                <text:p>0.439138084789211</text:p>
              </table:table-cell>
              <table:table-cell office:value-type="float" office:value="0.449711686446337">
                <text:p>0.449711686446337</text:p>
              </table:table-cell>
              <table:table-cell office:value-type="float" office:value="0.428111581612054">
                <text:p>0.428111581612054</text:p>
              </table:table-cell>
              <table:table-cell office:value-type="float" office:value="0.443715992455399">
                <text:p>0.443715992455399</text:p>
              </table:table-cell>
              <table:table-cell office:value-type="float" office:value="0.456190351326211">
                <text:p>0.456190351326211</text:p>
              </table:table-cell>
              <table:table-cell office:value-type="float" office:value="0.446183179088445">
                <text:p>0.446183179088445</text:p>
              </table:table-cell>
              <table:table-cell office:value-type="float" office:value="0.45591368766503">
                <text:p>0.45591368766503</text:p>
              </table:table-cell>
              <table:table-cell office:value-type="float" office:value="0.450602612231386">
                <text:p>0.450602612231386</text:p>
              </table:table-cell>
              <table:table-cell office:value-type="float" office:value="0.444267193507326">
                <text:p>0.444267193507326</text:p>
              </table:table-cell>
              <table:table-cell office:value-type="float" office:value="0.461316539425962">
                <text:p>0.461316539425962</text:p>
              </table:table-cell>
              <table:table-cell office:value-type="float" office:value="0.455679515043583">
                <text:p>0.455679515043583</text:p>
              </table:table-cell>
              <table:table-cell office:value-type="float" office:value="0.459707590775054">
                <text:p>0.459707590775054</text:p>
              </table:table-cell>
              <table:table-cell office:value-type="float" office:value="0.459657536060284">
                <text:p>0.459657536060284</text:p>
              </table:table-cell>
              <table:table-cell office:value-type="float" office:value="0.465695374503418">
                <text:p>0.465695374503418</text:p>
              </table:table-cell>
              <table:table-cell office:value-type="float" office:value="0.466117234477319">
                <text:p>0.466117234477319</text:p>
              </table:table-cell>
              <table:table-cell office:value-type="float" office:value="0.478512381107052">
                <text:p>0.478512381107052</text:p>
              </table:table-cell>
              <table:table-cell office:value-type="float" office:value="0.4787129670964">
                <text:p>0.4787129670964</text:p>
              </table:table-cell>
              <table:table-cell office:value-type="float" office:value="0.47765856125942">
                <text:p>0.47765856125942</text:p>
              </table:table-cell>
              <table:table-cell office:value-type="float" office:value="0.476612040598173">
                <text:p>0.476612040598173</text:p>
              </table:table-cell>
              <table:table-cell office:value-type="float" office:value="0.462163570454162">
                <text:p>0.462163570454162</text:p>
              </table:table-cell>
              <table:table-cell office:value-type="float" office:value="0.47583675481614">
                <text:p>0.47583675481614</text:p>
              </table:table-cell>
              <table:table-cell office:value-type="float" office:value="0.478151810278035">
                <text:p>0.478151810278035</text:p>
              </table:table-cell>
              <table:table-cell office:value-type="float" office:value="0.47649034670146">
                <text:p>0.47649034670146</text:p>
              </table:table-cell>
              <table:table-cell office:value-type="float" office:value="0.461779946075321">
                <text:p>0.461779946075321</text:p>
              </table:table-cell>
              <table:table-cell office:value-type="float" office:value="0.477111050952119">
                <text:p>0.477111050952119</text:p>
              </table:table-cell>
              <table:table-cell office:value-type="float" office:value="0.482870542178749">
                <text:p>0.482870542178749</text:p>
              </table:table-cell>
              <table:table-cell office:value-type="float" office:value="0.471664143577053">
                <text:p>0.471664143577053</text:p>
              </table:table-cell>
              <table:table-cell office:value-type="float" office:value="0.4878486526746">
                <text:p>0.4878486526746</text:p>
              </table:table-cell>
              <table:table-cell office:value-type="float" office:value="0.486917669654404">
                <text:p>0.486917669654404</text:p>
              </table:table-cell>
              <table:table-cell office:value-type="float" office:value="0.483129981551747">
                <text:p>0.483129981551747</text:p>
              </table:table-cell>
              <table:table-cell office:value-type="float" office:value="0.488922764749044">
                <text:p>0.488922764749044</text:p>
              </table:table-cell>
              <table:table-cell office:value-type="float" office:value="0.475130683980831">
                <text:p>0.475130683980831</text:p>
              </table:table-cell>
              <table:table-cell office:value-type="float" office:value="0.481973577975549">
                <text:p>0.481973577975549</text:p>
              </table:table-cell>
              <table:table-cell office:value-type="float" office:value="0.477360998055618">
                <text:p>0.477360998055618</text:p>
              </table:table-cell>
              <table:table-cell office:value-type="float" office:value="0.478586702558836">
                <text:p>0.478586702558836</text:p>
              </table:table-cell>
              <table:table-cell office:value-type="float" office:value="0.480127657412152">
                <text:p>0.480127657412152</text:p>
              </table:table-cell>
              <table:table-cell office:value-type="float" office:value="0.50838130598648">
                <text:p>0.50838130598648</text:p>
              </table:table-cell>
              <table:table-cell office:value-type="float" office:value="0.501404189154478">
                <text:p>0.501404189154478</text:p>
              </table:table-cell>
              <table:table-cell office:value-type="float" office:value="0.490735432047256">
                <text:p>0.490735432047256</text:p>
              </table:table-cell>
              <table:table-cell office:value-type="float" office:value="0.492109010090338">
                <text:p>0.492109010090338</text:p>
              </table:table-cell>
              <table:table-cell office:value-type="float" office:value="0.500738918067816">
                <text:p>0.500738918067816</text:p>
              </table:table-cell>
              <table:table-cell office:value-type="float" office:value="0.503476479857089">
                <text:p>0.503476479857089</text:p>
              </table:table-cell>
              <table:table-cell office:value-type="float" office:value="0.488707285015205">
                <text:p>0.488707285015205</text:p>
              </table:table-cell>
              <table:table-cell office:value-type="float" office:value="0.493173368865377">
                <text:p>0.493173368865377</text:p>
              </table:table-cell>
              <table:table-cell office:value-type="float" office:value="0.501740286817124">
                <text:p>0.501740286817124</text:p>
              </table:table-cell>
              <table:table-cell office:value-type="float" office:value="0.505297271245906">
                <text:p>0.505297271245906</text:p>
              </table:table-cell>
              <table:table-cell office:value-type="float" office:value="0.496371963945511">
                <text:p>0.496371963945511</text:p>
              </table:table-cell>
              <table:table-cell office:value-type="float" office:value="0.478339840264125">
                <text:p>0.478339840264125</text:p>
              </table:table-cell>
              <table:table-cell office:value-type="float" office:value="0.497414160781489">
                <text:p>0.497414160781489</text:p>
              </table:table-cell>
              <table:table-cell office:value-type="float" office:value="0.492739335815946">
                <text:p>0.492739335815946</text:p>
              </table:table-cell>
              <table:table-cell office:value-type="float" office:value="0.510687720812856">
                <text:p>0.510687720812856</text:p>
              </table:table-cell>
              <table:table-cell office:value-type="float" office:value="0.490694962212237">
                <text:p>0.490694962212237</text:p>
              </table:table-cell>
            </table:table-row>
            <table:table-row>
              <table:table-cell office:value-type="string">
                <text:p>fib_omp_scatter</text:p>
              </table:table-cell>
              <table:table-cell office:value-type="float" office:value="0.0443360287662561">
                <text:p>0.0443360287662561</text:p>
              </table:table-cell>
              <table:table-cell office:value-type="float" office:value="0.022534866509806">
                <text:p>0.022534866509806</text:p>
              </table:table-cell>
              <table:table-cell office:value-type="float" office:value="0.0327255924332951">
                <text:p>0.0327255924332951</text:p>
              </table:table-cell>
              <table:table-cell office:value-type="float" office:value="0.0417492451215929">
                <text:p>0.0417492451215929</text:p>
              </table:table-cell>
              <table:table-cell office:value-type="float" office:value="0.0495224449071264">
                <text:p>0.0495224449071264</text:p>
              </table:table-cell>
              <table:table-cell office:value-type="float" office:value="0.0521722309030452">
                <text:p>0.0521722309030452</text:p>
              </table:table-cell>
              <table:table-cell office:value-type="float" office:value="0.0655962913880164">
                <text:p>0.0655962913880164</text:p>
              </table:table-cell>
              <table:table-cell office:value-type="float" office:value="0.0648975617329347">
                <text:p>0.0648975617329347</text:p>
              </table:table-cell>
              <table:table-cell office:value-type="float" office:value="0.0684195448836317">
                <text:p>0.0684195448836317</text:p>
              </table:table-cell>
              <table:table-cell office:value-type="float" office:value="0.0747919278002227">
                <text:p>0.0747919278002227</text:p>
              </table:table-cell>
              <table:table-cell office:value-type="float" office:value="0.0792460121478563">
                <text:p>0.0792460121478563</text:p>
              </table:table-cell>
              <table:table-cell office:value-type="float" office:value="0.0888558707541044">
                <text:p>0.0888558707541044</text:p>
              </table:table-cell>
              <table:table-cell office:value-type="float" office:value="0.0973180560137371">
                <text:p>0.0973180560137371</text:p>
              </table:table-cell>
              <table:table-cell office:value-type="float" office:value="0.103661679824638">
                <text:p>0.103661679824638</text:p>
              </table:table-cell>
              <table:table-cell office:value-type="float" office:value="0.113328175443313">
                <text:p>0.113328175443313</text:p>
              </table:table-cell>
              <table:table-cell office:value-type="float" office:value="0.119398920996866">
                <text:p>0.119398920996866</text:p>
              </table:table-cell>
              <table:table-cell office:value-type="float" office:value="0.116106844169609">
                <text:p>0.116106844169609</text:p>
              </table:table-cell>
              <table:table-cell office:value-type="float" office:value="0.131267322595804">
                <text:p>0.131267322595804</text:p>
              </table:table-cell>
              <table:table-cell office:value-type="float" office:value="0.121258894666873">
                <text:p>0.121258894666873</text:p>
              </table:table-cell>
              <table:table-cell office:value-type="float" office:value="0.14386772636471">
                <text:p>0.14386772636471</text:p>
              </table:table-cell>
              <table:table-cell office:value-type="float" office:value="0.140178507869905">
                <text:p>0.140178507869905</text:p>
              </table:table-cell>
              <table:table-cell office:value-type="float" office:value="0.144983452320849">
                <text:p>0.144983452320849</text:p>
              </table:table-cell>
              <table:table-cell office:value-type="float" office:value="0.148551420052471">
                <text:p>0.148551420052471</text:p>
              </table:table-cell>
              <table:table-cell office:value-type="float" office:value="0.160430964340138">
                <text:p>0.160430964340138</text:p>
              </table:table-cell>
              <table:table-cell office:value-type="float" office:value="0.165006436693973">
                <text:p>0.165006436693973</text:p>
              </table:table-cell>
              <table:table-cell office:value-type="float" office:value="0.170315107166851">
                <text:p>0.170315107166851</text:p>
              </table:table-cell>
              <table:table-cell office:value-type="float" office:value="0.176046872939703">
                <text:p>0.176046872939703</text:p>
              </table:table-cell>
              <table:table-cell office:value-type="float" office:value="0.184339563370335">
                <text:p>0.184339563370335</text:p>
              </table:table-cell>
              <table:table-cell office:value-type="float" office:value="0.197224084741543">
                <text:p>0.197224084741543</text:p>
              </table:table-cell>
              <table:table-cell office:value-type="float" office:value="0.186448896233393">
                <text:p>0.186448896233393</text:p>
              </table:table-cell>
              <table:table-cell office:value-type="float" office:value="0.211796161855097">
                <text:p>0.211796161855097</text:p>
              </table:table-cell>
              <table:table-cell office:value-type="float" office:value="0.20207830955915">
                <text:p>0.20207830955915</text:p>
              </table:table-cell>
              <table:table-cell office:value-type="float" office:value="0.204369586602839">
                <text:p>0.204369586602839</text:p>
              </table:table-cell>
              <table:table-cell office:value-type="float" office:value="0.214738186612673">
                <text:p>0.214738186612673</text:p>
              </table:table-cell>
              <table:table-cell office:value-type="float" office:value="0.228668171732432">
                <text:p>0.228668171732432</text:p>
              </table:table-cell>
              <table:table-cell office:value-type="float" office:value="0.222542249289581">
                <text:p>0.222542249289581</text:p>
              </table:table-cell>
              <table:table-cell office:value-type="float" office:value="0.236670518717225">
                <text:p>0.236670518717225</text:p>
              </table:table-cell>
              <table:table-cell office:value-type="float" office:value="0.245926023025193">
                <text:p>0.245926023025193</text:p>
              </table:table-cell>
              <table:table-cell office:value-type="float" office:value="0.244493858673292">
                <text:p>0.244493858673292</text:p>
              </table:table-cell>
              <table:table-cell office:value-type="float" office:value="0.256157051966771">
                <text:p>0.256157051966771</text:p>
              </table:table-cell>
              <table:table-cell office:value-type="float" office:value="0.264004692351017">
                <text:p>0.264004692351017</text:p>
              </table:table-cell>
              <table:table-cell office:value-type="float" office:value="0.270431526964404">
                <text:p>0.270431526964404</text:p>
              </table:table-cell>
              <table:table-cell office:value-type="float" office:value="0.279036214758091">
                <text:p>0.279036214758091</text:p>
              </table:table-cell>
              <table:table-cell office:value-type="float" office:value="0.2791989411656">
                <text:p>0.2791989411656</text:p>
              </table:table-cell>
              <table:table-cell office:value-type="float" office:value="0.278408162080217">
                <text:p>0.278408162080217</text:p>
              </table:table-cell>
              <table:table-cell office:value-type="float" office:value="0.283944740301059">
                <text:p>0.283944740301059</text:p>
              </table:table-cell>
              <table:table-cell office:value-type="float" office:value="0.291382028259576">
                <text:p>0.291382028259576</text:p>
              </table:table-cell>
              <table:table-cell office:value-type="float" office:value="0.303352587289858">
                <text:p>0.303352587289858</text:p>
              </table:table-cell>
              <table:table-cell office:value-type="float" office:value="0.293499431078435">
                <text:p>0.293499431078435</text:p>
              </table:table-cell>
              <table:table-cell office:value-type="float" office:value="0.299161160115281">
                <text:p>0.299161160115281</text:p>
              </table:table-cell>
              <table:table-cell office:value-type="float" office:value="0.312546598156304">
                <text:p>0.312546598156304</text:p>
              </table:table-cell>
              <table:table-cell office:value-type="float" office:value="0.308298711065965">
                <text:p>0.308298711065965</text:p>
              </table:table-cell>
              <table:table-cell office:value-type="float" office:value="0.320229181415543">
                <text:p>0.320229181415543</text:p>
              </table:table-cell>
              <table:table-cell office:value-type="float" office:value="0.3032584406998">
                <text:p>0.3032584406998</text:p>
              </table:table-cell>
              <table:table-cell office:value-type="float" office:value="0.305784531650661">
                <text:p>0.305784531650661</text:p>
              </table:table-cell>
              <table:table-cell office:value-type="float" office:value="0.31196621367688">
                <text:p>0.31196621367688</text:p>
              </table:table-cell>
              <table:table-cell office:value-type="float" office:value="0.353816188018113">
                <text:p>0.353816188018113</text:p>
              </table:table-cell>
              <table:table-cell office:value-type="float" office:value="0.340769693928671">
                <text:p>0.340769693928671</text:p>
              </table:table-cell>
              <table:table-cell office:value-type="float" office:value="0.329545957791647">
                <text:p>0.329545957791647</text:p>
              </table:table-cell>
              <table:table-cell office:value-type="float" office:value="0.348188459538213">
                <text:p>0.348188459538213</text:p>
              </table:table-cell>
              <table:table-cell office:value-type="float" office:value="0.34948509815504">
                <text:p>0.34948509815504</text:p>
              </table:table-cell>
              <table:table-cell office:value-type="float" office:value="0.361922583663897">
                <text:p>0.361922583663897</text:p>
              </table:table-cell>
              <table:table-cell office:value-type="float" office:value="0.369979026272126">
                <text:p>0.369979026272126</text:p>
              </table:table-cell>
              <table:table-cell office:value-type="float" office:value="0.350912382691073">
                <text:p>0.350912382691073</text:p>
              </table:table-cell>
              <table:table-cell office:value-type="float" office:value="0.355417001991416">
                <text:p>0.355417001991416</text:p>
              </table:table-cell>
              <table:table-cell office:value-type="float" office:value="0.346634246449487">
                <text:p>0.346634246449487</text:p>
              </table:table-cell>
              <table:table-cell office:value-type="float" office:value="0.35035441696307">
                <text:p>0.35035441696307</text:p>
              </table:table-cell>
              <table:table-cell office:value-type="float" office:value="0.368877202023811">
                <text:p>0.368877202023811</text:p>
              </table:table-cell>
              <table:table-cell office:value-type="float" office:value="0.357839761642935">
                <text:p>0.357839761642935</text:p>
              </table:table-cell>
              <table:table-cell office:value-type="float" office:value="0.35715433644374">
                <text:p>0.35715433644374</text:p>
              </table:table-cell>
              <table:table-cell office:value-type="float" office:value="0.353447231013017">
                <text:p>0.353447231013017</text:p>
              </table:table-cell>
              <table:table-cell office:value-type="float" office:value="0.385526076382961">
                <text:p>0.385526076382961</text:p>
              </table:table-cell>
              <table:table-cell office:value-type="float" office:value="0.381067668607444">
                <text:p>0.381067668607444</text:p>
              </table:table-cell>
              <table:table-cell office:value-type="float" office:value="0.385782952804826">
                <text:p>0.385782952804826</text:p>
              </table:table-cell>
              <table:table-cell office:value-type="float" office:value="0.396185366912578">
                <text:p>0.396185366912578</text:p>
              </table:table-cell>
              <table:table-cell office:value-type="float" office:value="0.393409542850078">
                <text:p>0.393409542850078</text:p>
              </table:table-cell>
              <table:table-cell office:value-type="float" office:value="0.393887512471315">
                <text:p>0.393887512471315</text:p>
              </table:table-cell>
              <table:table-cell office:value-type="float" office:value="0.386834407500428">
                <text:p>0.386834407500428</text:p>
              </table:table-cell>
              <table:table-cell office:value-type="float" office:value="0.391354891319504">
                <text:p>0.391354891319504</text:p>
              </table:table-cell>
              <table:table-cell office:value-type="float" office:value="0.395045102633968">
                <text:p>0.395045102633968</text:p>
              </table:table-cell>
              <table:table-cell office:value-type="float" office:value="0.395573835048457">
                <text:p>0.395573835048457</text:p>
              </table:table-cell>
              <table:table-cell office:value-type="float" office:value="0.40906675129081">
                <text:p>0.40906675129081</text:p>
              </table:table-cell>
              <table:table-cell office:value-type="float" office:value="0.408736047353568">
                <text:p>0.408736047353568</text:p>
              </table:table-cell>
              <table:table-cell office:value-type="float" office:value="0.398850878178389">
                <text:p>0.398850878178389</text:p>
              </table:table-cell>
              <table:table-cell office:value-type="float" office:value="0.417521673980252">
                <text:p>0.417521673980252</text:p>
              </table:table-cell>
              <table:table-cell office:value-type="float" office:value="0.408207477255266">
                <text:p>0.408207477255266</text:p>
              </table:table-cell>
              <table:table-cell office:value-type="float" office:value="0.419396747286017">
                <text:p>0.419396747286017</text:p>
              </table:table-cell>
              <table:table-cell office:value-type="float" office:value="0.422575395233119">
                <text:p>0.422575395233119</text:p>
              </table:table-cell>
              <table:table-cell office:value-type="float" office:value="0.393716131157752">
                <text:p>0.393716131157752</text:p>
              </table:table-cell>
              <table:table-cell office:value-type="float" office:value="0.439037714960706">
                <text:p>0.439037714960706</text:p>
              </table:table-cell>
              <table:table-cell office:value-type="float" office:value="0.431321265753195">
                <text:p>0.431321265753195</text:p>
              </table:table-cell>
              <table:table-cell office:value-type="float" office:value="0.422277997270492">
                <text:p>0.422277997270492</text:p>
              </table:table-cell>
              <table:table-cell office:value-type="float" office:value="0.452274625053883">
                <text:p>0.452274625053883</text:p>
              </table:table-cell>
              <table:table-cell office:value-type="float" office:value="0.423126473524189">
                <text:p>0.423126473524189</text:p>
              </table:table-cell>
              <table:table-cell office:value-type="float" office:value="0.422731350121393">
                <text:p>0.422731350121393</text:p>
              </table:table-cell>
              <table:table-cell office:value-type="float" office:value="0.458784499989663">
                <text:p>0.458784499989663</text:p>
              </table:table-cell>
              <table:table-cell office:value-type="float" office:value="0.448246453134312">
                <text:p>0.448246453134312</text:p>
              </table:table-cell>
              <table:table-cell office:value-type="float" office:value="0.447555064094129">
                <text:p>0.447555064094129</text:p>
              </table:table-cell>
              <table:table-cell office:value-type="float" office:value="0.452181072818543">
                <text:p>0.452181072818543</text:p>
              </table:table-cell>
              <table:table-cell office:value-type="float" office:value="0.428216180532716">
                <text:p>0.428216180532716</text:p>
              </table:table-cell>
              <table:table-cell office:value-type="float" office:value="0.449629152345194">
                <text:p>0.449629152345194</text:p>
              </table:table-cell>
              <table:table-cell office:value-type="float" office:value="0.454699129844331">
                <text:p>0.454699129844331</text:p>
              </table:table-cell>
              <table:table-cell office:value-type="float" office:value="0.468459526946908">
                <text:p>0.468459526946908</text:p>
              </table:table-cell>
              <table:table-cell office:value-type="float" office:value="0.462582355687149">
                <text:p>0.462582355687149</text:p>
              </table:table-cell>
              <table:table-cell office:value-type="float" office:value="0.450483323709509">
                <text:p>0.450483323709509</text:p>
              </table:table-cell>
              <table:table-cell office:value-type="float" office:value="0.456809069963879">
                <text:p>0.456809069963879</text:p>
              </table:table-cell>
              <table:table-cell office:value-type="float" office:value="0.468165453783875">
                <text:p>0.468165453783875</text:p>
              </table:table-cell>
              <table:table-cell office:value-type="float" office:value="0.451558901560701">
                <text:p>0.451558901560701</text:p>
              </table:table-cell>
              <table:table-cell office:value-type="float" office:value="0.461480656216629">
                <text:p>0.461480656216629</text:p>
              </table:table-cell>
              <table:table-cell office:value-type="float" office:value="0.443192075146049">
                <text:p>0.443192075146049</text:p>
              </table:table-cell>
              <table:table-cell office:value-type="float" office:value="0.457114794376076">
                <text:p>0.457114794376076</text:p>
              </table:table-cell>
              <table:table-cell office:value-type="float" office:value="0.488048854608823">
                <text:p>0.488048854608823</text:p>
              </table:table-cell>
              <table:table-cell office:value-type="float" office:value="0.494339062408868">
                <text:p>0.494339062408868</text:p>
              </table:table-cell>
              <table:table-cell office:value-type="float" office:value="0.464000316232391">
                <text:p>0.464000316232391</text:p>
              </table:table-cell>
              <table:table-cell office:value-type="float" office:value="0.460116432837368">
                <text:p>0.460116432837368</text:p>
              </table:table-cell>
              <table:table-cell office:value-type="float" office:value="0.500620003469912">
                <text:p>0.500620003469912</text:p>
              </table:table-cell>
              <table:table-cell office:value-type="float" office:value="0.499823603116092">
                <text:p>0.499823603116092</text:p>
              </table:table-cell>
              <table:table-cell office:value-type="float" office:value="0.4739016756552">
                <text:p>0.4739016756552</text:p>
              </table:table-cell>
              <table:table-cell office:value-type="float" office:value="0.487419876212281">
                <text:p>0.487419876212281</text:p>
              </table:table-cell>
              <table:table-cell office:value-type="float" office:value="0.478081591075087">
                <text:p>0.478081591075087</text:p>
              </table:table-cell>
              <table:table-cell office:value-type="float" office:value="0.48236672306035">
                <text:p>0.48236672306035</text:p>
              </table:table-cell>
              <table:table-cell office:value-type="float" office:value="0.490490863258962">
                <text:p>0.490490863258962</text:p>
              </table:table-cell>
              <table:table-cell office:value-type="float" office:value="0.495973988982662">
                <text:p>0.495973988982662</text:p>
              </table:table-cell>
              <table:table-cell office:value-type="float" office:value="0.477701209242549">
                <text:p>0.477701209242549</text:p>
              </table:table-cell>
              <table:table-cell office:value-type="float" office:value="0.486301048017431">
                <text:p>0.486301048017431</text:p>
              </table:table-cell>
              <table:table-cell office:value-type="float" office:value="0.474478516707473">
                <text:p>0.474478516707473</text:p>
              </table:table-cell>
              <table:table-cell office:value-type="float" office:value="0.497658923779957">
                <text:p>0.497658923779957</text:p>
              </table:table-cell>
              <table:table-cell office:value-type="float" office:value="0.489263544380842">
                <text:p>0.489263544380842</text:p>
              </table:table-cell>
              <table:table-cell office:value-type="float" office:value="0.485718988704469">
                <text:p>0.485718988704469</text:p>
              </table:table-cell>
              <table:table-cell office:value-type="float" office:value="0.471019516109567">
                <text:p>0.471019516109567</text:p>
              </table:table-cell>
              <table:table-cell office:value-type="float" office:value="0.496408088973747">
                <text:p>0.496408088973747</text:p>
              </table:table-cell>
              <table:table-cell office:value-type="float" office:value="0.505258771632704">
                <text:p>0.505258771632704</text:p>
              </table:table-cell>
              <table:table-cell office:value-type="float" office:value="0.499037486133448">
                <text:p>0.499037486133448</text:p>
              </table:table-cell>
              <table:table-cell office:value-type="float" office:value="0.50355813987618">
                <text:p>0.50355813987618</text:p>
              </table:table-cell>
              <table:table-cell office:value-type="float" office:value="0.491984616725245">
                <text:p>0.491984616725245</text:p>
              </table:table-cell>
              <table:table-cell office:value-type="float" office:value="0.476161784394698">
                <text:p>0.476161784394698</text:p>
              </table:table-cell>
              <table:table-cell office:value-type="float" office:value="0.492738700440021">
                <text:p>0.492738700440021</text:p>
              </table:table-cell>
              <table:table-cell office:value-type="float" office:value="0.461271719751059">
                <text:p>0.461271719751059</text:p>
              </table:table-cell>
              <table:table-cell office:value-type="float" office:value="0.493053863771018">
                <text:p>0.493053863771018</text:p>
              </table:table-cell>
              <table:table-cell office:value-type="float" office:value="0.489555776987335">
                <text:p>0.489555776987335</text:p>
              </table:table-cell>
              <table:table-cell office:value-type="float" office:value="0.492781775045936">
                <text:p>0.492781775045936</text:p>
              </table:table-cell>
              <table:table-cell office:value-type="float" office:value="0.495029590496881">
                <text:p>0.495029590496881</text:p>
              </table:table-cell>
              <table:table-cell office:value-type="float" office:value="0.508052890992277">
                <text:p>0.508052890992277</text:p>
              </table:table-cell>
              <table:table-cell office:value-type="float" office:value="0.507255125942066">
                <text:p>0.507255125942066</text:p>
              </table:table-cell>
              <table:table-cell office:value-type="float" office:value="0.510769368899724">
                <text:p>0.510769368899724</text:p>
              </table:table-cell>
              <table:table-cell office:value-type="float" office:value="0.490236769603972">
                <text:p>0.490236769603972</text:p>
              </table:table-cell>
              <table:table-cell office:value-type="float" office:value="0.50451379094225">
                <text:p>0.50451379094225</text:p>
              </table:table-cell>
              <table:table-cell office:value-type="float" office:value="0.492626665884441">
                <text:p>0.492626665884441</text:p>
              </table:table-cell>
              <table:table-cell office:value-type="float" office:value="0.507068751389001">
                <text:p>0.507068751389001</text:p>
              </table:table-cell>
              <table:table-cell office:value-type="float" office:value="0.496989760266199">
                <text:p>0.496989760266199</text:p>
              </table:table-cell>
              <table:table-cell office:value-type="float" office:value="0.495746355511465">
                <text:p>0.495746355511465</text:p>
              </table:table-cell>
              <table:table-cell office:value-type="float" office:value="0.496726523623445">
                <text:p>0.496726523623445</text:p>
              </table:table-cell>
              <table:table-cell office:value-type="float" office:value="0.5103979396748">
                <text:p>0.5103979396748</text:p>
              </table:table-cell>
              <table:table-cell office:value-type="float" office:value="0.501076555425306">
                <text:p>0.501076555425306</text:p>
              </table:table-cell>
              <table:table-cell office:value-type="float" office:value="0.495362993472179">
                <text:p>0.495362993472179</text:p>
              </table:table-cell>
              <table:table-cell office:value-type="float" office:value="0.496088774246283">
                <text:p>0.496088774246283</text:p>
              </table:table-cell>
              <table:table-cell office:value-type="float" office:value="0.479844460635044">
                <text:p>0.479844460635044</text:p>
              </table:table-cell>
              <table:table-cell office:value-type="float" office:value="0.502579819978468">
                <text:p>0.502579819978468</text:p>
              </table:table-cell>
              <table:table-cell office:value-type="float" office:value="0.48121610674647">
                <text:p>0.48121610674647</text:p>
              </table:table-cell>
              <table:table-cell office:value-type="float" office:value="0.502537966355687">
                <text:p>0.502537966355687</text:p>
              </table:table-cell>
              <table:table-cell office:value-type="float" office:value="0.49724288212449">
                <text:p>0.49724288212449</text:p>
              </table:table-cell>
              <table:table-cell office:value-type="float" office:value="0.48871286773234">
                <text:p>0.48871286773234</text:p>
              </table:table-cell>
              <table:table-cell office:value-type="float" office:value="0.511790898170406">
                <text:p>0.511790898170406</text:p>
              </table:table-cell>
              <table:table-cell office:value-type="float" office:value="0.504240196729667">
                <text:p>0.504240196729667</text:p>
              </table:table-cell>
              <table:table-cell office:value-type="float" office:value="0.487601353243051">
                <text:p>0.487601353243051</text:p>
              </table:table-cell>
              <table:table-cell office:value-type="float" office:value="0.486818765909862">
                <text:p>0.486818765909862</text:p>
              </table:table-cell>
              <table:table-cell office:value-type="float" office:value="0.501186946018829">
                <text:p>0.501186946018829</text:p>
              </table:table-cell>
              <table:table-cell office:value-type="float" office:value="0.515256050392822">
                <text:p>0.515256050392822</text:p>
              </table:table-cell>
              <table:table-cell office:value-type="float" office:value="0.502741281830148">
                <text:p>0.502741281830148</text:p>
              </table:table-cell>
              <table:table-cell office:value-type="float" office:value="0.493876468545948">
                <text:p>0.493876468545948</text:p>
              </table:table-cell>
              <table:table-cell office:value-type="float" office:value="0.511271256368654">
                <text:p>0.511271256368654</text:p>
              </table:table-cell>
              <table:table-cell office:value-type="float" office:value="0.50563076133118">
                <text:p>0.50563076133118</text:p>
              </table:table-cell>
              <table:table-cell office:value-type="float" office:value="0.515211434298395">
                <text:p>0.515211434298395</text:p>
              </table:table-cell>
              <table:table-cell office:value-type="float" office:value="0.512709982153858">
                <text:p>0.512709982153858</text:p>
              </table:table-cell>
              <table:table-cell office:value-type="float" office:value="0.50995879270746">
                <text:p>0.50995879270746</text:p>
              </table:table-cell>
              <table:table-cell office:value-type="float" office:value="0.508522476113108">
                <text:p>0.508522476113108</text:p>
              </table:table-cell>
              <table:table-cell office:value-type="float" office:value="0.494597747069713">
                <text:p>0.494597747069713</text:p>
              </table:table-cell>
              <table:table-cell office:value-type="float" office:value="0.501691483418393">
                <text:p>0.501691483418393</text:p>
              </table:table-cell>
              <table:table-cell office:value-type="float" office:value="0.495343433518316">
                <text:p>0.495343433518316</text:p>
              </table:table-cell>
              <table:table-cell office:value-type="float" office:value="0.499738859316155">
                <text:p>0.499738859316155</text:p>
              </table:table-cell>
              <table:table-cell office:value-type="float" office:value="0.504053105482528">
                <text:p>0.504053105482528</text:p>
              </table:table-cell>
              <table:table-cell office:value-type="float" office:value="0.505011994628844">
                <text:p>0.505011994628844</text:p>
              </table:table-cell>
              <table:table-cell office:value-type="float" office:value="0.510679827243562">
                <text:p>0.510679827243562</text:p>
              </table:table-cell>
              <table:table-cell office:value-type="float" office:value="0.510356751063652">
                <text:p>0.510356751063652</text:p>
              </table:table-cell>
              <table:table-cell office:value-type="float" office:value="0.514003826036515">
                <text:p>0.514003826036515</text:p>
              </table:table-cell>
              <table:table-cell office:value-type="float" office:value="0.505829871453576">
                <text:p>0.505829871453576</text:p>
              </table:table-cell>
              <table:table-cell office:value-type="float" office:value="0.509638666664477">
                <text:p>0.509638666664477</text:p>
              </table:table-cell>
              <table:table-cell office:value-type="float" office:value="0.502530719925414">
                <text:p>0.502530719925414</text:p>
              </table:table-cell>
              <table:table-cell office:value-type="float" office:value="0.503438589344224">
                <text:p>0.503438589344224</text:p>
              </table:table-cell>
              <table:table-cell office:value-type="float" office:value="0.506628439800641">
                <text:p>0.506628439800641</text:p>
              </table:table-cell>
              <table:table-cell office:value-type="float" office:value="0.521433995186288">
                <text:p>0.521433995186288</text:p>
              </table:table-cell>
              <table:table-cell office:value-type="float" office:value="0.492851103632824">
                <text:p>0.492851103632824</text:p>
              </table:table-cell>
              <table:table-cell office:value-type="float" office:value="0.511033377351474">
                <text:p>0.511033377351474</text:p>
              </table:table-cell>
              <table:table-cell office:value-type="float" office:value="0.51640944844433">
                <text:p>0.51640944844433</text:p>
              </table:table-cell>
              <table:table-cell office:value-type="float" office:value="0.50913091198845">
                <text:p>0.50913091198845</text:p>
              </table:table-cell>
              <table:table-cell office:value-type="float" office:value="0.509096414875811">
                <text:p>0.509096414875811</text:p>
              </table:table-cell>
              <table:table-cell office:value-type="float" office:value="0.512389026731639">
                <text:p>0.512389026731639</text:p>
              </table:table-cell>
              <table:table-cell office:value-type="float" office:value="0.495534800599275">
                <text:p>0.495534800599275</text:p>
              </table:table-cell>
              <table:table-cell office:value-type="float" office:value="0.514372471183219">
                <text:p>0.514372471183219</text:p>
              </table:table-cell>
              <table:table-cell office:value-type="float" office:value="0.512694759296797">
                <text:p>0.512694759296797</text:p>
              </table:table-cell>
              <table:table-cell office:value-type="float" office:value="0.496459675170968">
                <text:p>0.496459675170968</text:p>
              </table:table-cell>
              <table:table-cell office:value-type="float" office:value="0.509494295839372">
                <text:p>0.509494295839372</text:p>
              </table:table-cell>
              <table:table-cell office:value-type="float" office:value="0.499778221112097">
                <text:p>0.499778221112097</text:p>
              </table:table-cell>
              <table:table-cell office:value-type="float" office:value="0.500640573206283">
                <text:p>0.500640573206283</text:p>
              </table:table-cell>
              <table:table-cell office:value-type="float" office:value="0.51490095939371">
                <text:p>0.51490095939371</text:p>
              </table:table-cell>
              <table:table-cell office:value-type="float" office:value="0.510617217023004">
                <text:p>0.510617217023004</text:p>
              </table:table-cell>
              <table:table-cell office:value-type="float" office:value="0.495585347680225">
                <text:p>0.495585347680225</text:p>
              </table:table-cell>
              <table:table-cell office:value-type="float" office:value="0.505739019334481">
                <text:p>0.505739019334481</text:p>
              </table:table-cell>
              <table:table-cell office:value-type="float" office:value="0.504067641939249">
                <text:p>0.504067641939249</text:p>
              </table:table-cell>
              <table:table-cell office:value-type="float" office:value="0.497569362958231">
                <text:p>0.497569362958231</text:p>
              </table:table-cell>
              <table:table-cell office:value-type="float" office:value="0.514362986841322">
                <text:p>0.514362986841322</text:p>
              </table:table-cell>
              <table:table-cell office:value-type="float" office:value="0.508227847039968">
                <text:p>0.508227847039968</text:p>
              </table:table-cell>
              <table:table-cell office:value-type="float" office:value="0.494576241331322">
                <text:p>0.494576241331322</text:p>
              </table:table-cell>
              <table:table-cell office:value-type="float" office:value="0.496019797842406">
                <text:p>0.496019797842406</text:p>
              </table:table-cell>
              <table:table-cell office:value-type="float" office:value="0.499360978846856">
                <text:p>0.499360978846856</text:p>
              </table:table-cell>
              <table:table-cell office:value-type="float" office:value="0.505894036281404">
                <text:p>0.505894036281404</text:p>
              </table:table-cell>
              <table:table-cell office:value-type="float" office:value="0.49714765107974">
                <text:p>0.49714765107974</text:p>
              </table:table-cell>
              <table:table-cell office:value-type="float" office:value="0.497308467450571">
                <text:p>0.497308467450571</text:p>
              </table:table-cell>
              <table:table-cell office:value-type="float" office:value="0.516805266184975">
                <text:p>0.516805266184975</text:p>
              </table:table-cell>
              <table:table-cell office:value-type="float" office:value="0.499775518881828">
                <text:p>0.499775518881828</text:p>
              </table:table-cell>
              <table:table-cell office:value-type="float" office:value="0.501491823625184">
                <text:p>0.501491823625184</text:p>
              </table:table-cell>
              <table:table-cell office:value-type="float" office:value="0.495725950785139">
                <text:p>0.495725950785139</text:p>
              </table:table-cell>
              <table:table-cell office:value-type="float" office:value="0.514860543194615">
                <text:p>0.514860543194615</text:p>
              </table:table-cell>
              <table:table-cell office:value-type="float" office:value="0.492160424781664">
                <text:p>0.492160424781664</text:p>
              </table:table-cell>
              <table:table-cell office:value-type="float" office:value="0.503509025986157">
                <text:p>0.503509025986157</text:p>
              </table:table-cell>
              <table:table-cell office:value-type="float" office:value="0.48331428672088">
                <text:p>0.48331428672088</text:p>
              </table:table-cell>
              <table:table-cell office:value-type="float" office:value="0.512090336447882">
                <text:p>0.512090336447882</text:p>
              </table:table-cell>
              <table:table-cell office:value-type="float" office:value="0.505859864384171">
                <text:p>0.505859864384171</text:p>
              </table:table-cell>
              <table:table-cell office:value-type="float" office:value="0.506656781584228">
                <text:p>0.506656781584228</text:p>
              </table:table-cell>
              <table:table-cell office:value-type="float" office:value="0.512482880291467">
                <text:p>0.512482880291467</text:p>
              </table:table-cell>
              <table:table-cell office:value-type="float" office:value="0.494475119936361">
                <text:p>0.494475119936361</text:p>
              </table:table-cell>
              <table:table-cell office:value-type="float" office:value="0.504745059344814">
                <text:p>0.504745059344814</text:p>
              </table:table-cell>
              <table:table-cell office:value-type="float" office:value="0.492347923194753">
                <text:p>0.492347923194753</text:p>
              </table:table-cell>
              <table:table-cell office:value-type="float" office:value="0.48921214846797">
                <text:p>0.48921214846797</text:p>
              </table:table-cell>
              <table:table-cell office:value-type="float" office:value="0.490009324347541">
                <text:p>0.490009324347541</text:p>
              </table:table-cell>
              <table:table-cell office:value-type="float" office:value="0.501356174856606">
                <text:p>0.501356174856606</text:p>
              </table:table-cell>
              <table:table-cell office:value-type="float" office:value="0.505030301019033">
                <text:p>0.505030301019033</text:p>
              </table:table-cell>
              <table:table-cell office:value-type="float" office:value="0.496085812329963">
                <text:p>0.496085812329963</text:p>
              </table:table-cell>
              <table:table-cell office:value-type="float" office:value="0.494358884330421">
                <text:p>0.494358884330421</text:p>
              </table:table-cell>
              <table:table-cell office:value-type="float" office:value="0.491147972740056">
                <text:p>0.491147972740056</text:p>
              </table:table-cell>
            </table:table-row>
            <table:table-row>
              <table:table-cell office:value-type="string">
                <text:p>fib_omp_balanced</text:p>
              </table:table-cell>
              <table:table-cell office:value-type="float" office:value="0.0463191535820424">
                <text:p>0.0463191535820424</text:p>
              </table:table-cell>
              <table:table-cell office:value-type="float" office:value="0.0223808799142805">
                <text:p>0.0223808799142805</text:p>
              </table:table-cell>
              <table:table-cell office:value-type="float" office:value="0.0327715810600953">
                <text:p>0.0327715810600953</text:p>
              </table:table-cell>
              <table:table-cell office:value-type="float" office:value="0.0396123824952846">
                <text:p>0.0396123824952846</text:p>
              </table:table-cell>
              <table:table-cell office:value-type="float" office:value="0.0460826275982586">
                <text:p>0.0460826275982586</text:p>
              </table:table-cell>
              <table:table-cell office:value-type="float" office:value="0.0500460481036255">
                <text:p>0.0500460481036255</text:p>
              </table:table-cell>
              <table:table-cell office:value-type="float" office:value="0.0586180897293069">
                <text:p>0.0586180897293069</text:p>
              </table:table-cell>
              <table:table-cell office:value-type="float" office:value="0.062360386877781">
                <text:p>0.062360386877781</text:p>
              </table:table-cell>
              <table:table-cell office:value-type="float" office:value="0.0680138192608482">
                <text:p>0.0680138192608482</text:p>
              </table:table-cell>
              <table:table-cell office:value-type="float" office:value="0.0804779423699986">
                <text:p>0.0804779423699986</text:p>
              </table:table-cell>
              <table:table-cell office:value-type="float" office:value="0.0791803231663794">
                <text:p>0.0791803231663794</text:p>
              </table:table-cell>
              <table:table-cell office:value-type="float" office:value="0.0851246010681525">
                <text:p>0.0851246010681525</text:p>
              </table:table-cell>
              <table:table-cell office:value-type="float" office:value="0.10238624954654">
                <text:p>0.10238624954654</text:p>
              </table:table-cell>
              <table:table-cell office:value-type="float" office:value="0.102168822300154">
                <text:p>0.102168822300154</text:p>
              </table:table-cell>
              <table:table-cell office:value-type="float" office:value="0.10940894780704">
                <text:p>0.10940894780704</text:p>
              </table:table-cell>
              <table:table-cell office:value-type="float" office:value="0.108601867931111">
                <text:p>0.108601867931111</text:p>
              </table:table-cell>
              <table:table-cell office:value-type="float" office:value="0.118782330129817">
                <text:p>0.118782330129817</text:p>
              </table:table-cell>
              <table:table-cell office:value-type="float" office:value="0.122418506430666">
                <text:p>0.122418506430666</text:p>
              </table:table-cell>
              <table:table-cell office:value-type="float" office:value="0.128982339817477">
                <text:p>0.128982339817477</text:p>
              </table:table-cell>
              <table:table-cell office:value-type="float" office:value="0.149913142669124">
                <text:p>0.149913142669124</text:p>
              </table:table-cell>
              <table:table-cell office:value-type="float" office:value="0.143456418786387">
                <text:p>0.143456418786387</text:p>
              </table:table-cell>
              <table:table-cell office:value-type="float" office:value="0.151034439038246">
                <text:p>0.151034439038246</text:p>
              </table:table-cell>
              <table:table-cell office:value-type="float" office:value="0.156227716879219">
                <text:p>0.156227716879219</text:p>
              </table:table-cell>
              <table:table-cell office:value-type="float" office:value="0.150407692783489">
                <text:p>0.150407692783489</text:p>
              </table:table-cell>
              <table:table-cell office:value-type="float" office:value="0.163904875544894">
                <text:p>0.163904875544894</text:p>
              </table:table-cell>
              <table:table-cell office:value-type="float" office:value="0.173090713996383">
                <text:p>0.173090713996383</text:p>
              </table:table-cell>
              <table:table-cell office:value-type="float" office:value="0.173803833245874">
                <text:p>0.173803833245874</text:p>
              </table:table-cell>
              <table:table-cell office:value-type="float" office:value="0.185950186473205">
                <text:p>0.185950186473205</text:p>
              </table:table-cell>
              <table:table-cell office:value-type="float" office:value="0.192576357716776">
                <text:p>0.192576357716776</text:p>
              </table:table-cell>
              <table:table-cell office:value-type="float" office:value="0.197801067602281">
                <text:p>0.197801067602281</text:p>
              </table:table-cell>
              <table:table-cell office:value-type="float" office:value="0.196658485766688">
                <text:p>0.196658485766688</text:p>
              </table:table-cell>
              <table:table-cell office:value-type="float" office:value="0.216465531898938">
                <text:p>0.216465531898938</text:p>
              </table:table-cell>
              <table:table-cell office:value-type="float" office:value="0.228432834523675">
                <text:p>0.228432834523675</text:p>
              </table:table-cell>
              <table:table-cell office:value-type="float" office:value="0.220280372321871">
                <text:p>0.220280372321871</text:p>
              </table:table-cell>
              <table:table-cell office:value-type="float" office:value="0.224185694744356">
                <text:p>0.224185694744356</text:p>
              </table:table-cell>
              <table:table-cell office:value-type="float" office:value="0.232927227466223">
                <text:p>0.232927227466223</text:p>
              </table:table-cell>
              <table:table-cell office:value-type="float" office:value="0.246060530118502">
                <text:p>0.246060530118502</text:p>
              </table:table-cell>
              <table:table-cell office:value-type="float" office:value="0.247695007374147">
                <text:p>0.247695007374147</text:p>
              </table:table-cell>
              <table:table-cell office:value-type="float" office:value="0.261204806084263">
                <text:p>0.261204806084263</text:p>
              </table:table-cell>
              <table:table-cell office:value-type="float" office:value="0.261332413091269">
                <text:p>0.261332413091269</text:p>
              </table:table-cell>
              <table:table-cell office:value-type="float" office:value="0.265858558639503">
                <text:p>0.265858558639503</text:p>
              </table:table-cell>
              <table:table-cell office:value-type="float" office:value="0.289006734955921">
                <text:p>0.289006734955921</text:p>
              </table:table-cell>
              <table:table-cell office:value-type="float" office:value="0.27465268893145">
                <text:p>0.27465268893145</text:p>
              </table:table-cell>
              <table:table-cell office:value-type="float" office:value="0.264215894178827">
                <text:p>0.264215894178827</text:p>
              </table:table-cell>
              <table:table-cell office:value-type="float" office:value="0.289150081842408">
                <text:p>0.289150081842408</text:p>
              </table:table-cell>
              <table:table-cell office:value-type="float" office:value="0.288199713115674">
                <text:p>0.288199713115674</text:p>
              </table:table-cell>
              <table:table-cell office:value-type="float" office:value="0.294040549374951">
                <text:p>0.294040549374951</text:p>
              </table:table-cell>
              <table:table-cell office:value-type="float" office:value="0.292022600012893">
                <text:p>0.292022600012893</text:p>
              </table:table-cell>
              <table:table-cell office:value-type="float" office:value="0.295901137015924">
                <text:p>0.295901137015924</text:p>
              </table:table-cell>
              <table:table-cell office:value-type="float" office:value="0.307791229653886">
                <text:p>0.307791229653886</text:p>
              </table:table-cell>
              <table:table-cell office:value-type="float" office:value="0.312531229256513">
                <text:p>0.312531229256513</text:p>
              </table:table-cell>
              <table:table-cell office:value-type="float" office:value="0.320696977297681">
                <text:p>0.320696977297681</text:p>
              </table:table-cell>
              <table:table-cell office:value-type="float" office:value="0.312953348208963">
                <text:p>0.312953348208963</text:p>
              </table:table-cell>
              <table:table-cell office:value-type="float" office:value="0.304177258742218">
                <text:p>0.304177258742218</text:p>
              </table:table-cell>
              <table:table-cell office:value-type="float" office:value="0.324705363037258">
                <text:p>0.324705363037258</text:p>
              </table:table-cell>
              <table:table-cell office:value-type="float" office:value="0.330281274704458">
                <text:p>0.330281274704458</text:p>
              </table:table-cell>
              <table:table-cell office:value-type="float" office:value="0.334261341837115">
                <text:p>0.334261341837115</text:p>
              </table:table-cell>
              <table:table-cell office:value-type="float" office:value="0.324362218249974">
                <text:p>0.324362218249974</text:p>
              </table:table-cell>
              <table:table-cell office:value-type="float" office:value="0.335628796629427">
                <text:p>0.335628796629427</text:p>
              </table:table-cell>
              <table:table-cell office:value-type="float" office:value="0.316883312788447">
                <text:p>0.316883312788447</text:p>
              </table:table-cell>
              <table:table-cell office:value-type="float" office:value="0.363810034579991">
                <text:p>0.363810034579991</text:p>
              </table:table-cell>
              <table:table-cell office:value-type="float" office:value="0.359659915505473">
                <text:p>0.359659915505473</text:p>
              </table:table-cell>
              <table:table-cell office:value-type="float" office:value="0.359591222093015">
                <text:p>0.359591222093015</text:p>
              </table:table-cell>
              <table:table-cell office:value-type="float" office:value="0.347303309353872">
                <text:p>0.347303309353872</text:p>
              </table:table-cell>
              <table:table-cell office:value-type="float" office:value="0.372610806333314">
                <text:p>0.372610806333314</text:p>
              </table:table-cell>
              <table:table-cell office:value-type="float" office:value="0.374311723682766">
                <text:p>0.374311723682766</text:p>
              </table:table-cell>
              <table:table-cell office:value-type="float" office:value="0.37770606929158">
                <text:p>0.37770606929158</text:p>
              </table:table-cell>
              <table:table-cell office:value-type="float" office:value="0.378866908404837">
                <text:p>0.378866908404837</text:p>
              </table:table-cell>
              <table:table-cell office:value-type="float" office:value="0.377127885455274">
                <text:p>0.377127885455274</text:p>
              </table:table-cell>
              <table:table-cell office:value-type="float" office:value="0.401868915820349">
                <text:p>0.401868915820349</text:p>
              </table:table-cell>
              <table:table-cell office:value-type="float" office:value="0.390802427514451">
                <text:p>0.390802427514451</text:p>
              </table:table-cell>
              <table:table-cell office:value-type="float" office:value="0.389421408684365">
                <text:p>0.389421408684365</text:p>
              </table:table-cell>
              <table:table-cell office:value-type="float" office:value="0.412580602834088">
                <text:p>0.412580602834088</text:p>
              </table:table-cell>
              <table:table-cell office:value-type="float" office:value="0.400808829154369">
                <text:p>0.400808829154369</text:p>
              </table:table-cell>
              <table:table-cell office:value-type="float" office:value="0.404775740836734">
                <text:p>0.404775740836734</text:p>
              </table:table-cell>
              <table:table-cell office:value-type="float" office:value="0.402922136287271">
                <text:p>0.402922136287271</text:p>
              </table:table-cell>
              <table:table-cell office:value-type="float" office:value="0.391677951501076">
                <text:p>0.391677951501076</text:p>
              </table:table-cell>
              <table:table-cell office:value-type="float" office:value="0.403838347855261">
                <text:p>0.403838347855261</text:p>
              </table:table-cell>
              <table:table-cell office:value-type="float" office:value="0.407811557754696">
                <text:p>0.407811557754696</text:p>
              </table:table-cell>
              <table:table-cell office:value-type="float" office:value="0.401253810297134">
                <text:p>0.401253810297134</text:p>
              </table:table-cell>
              <table:table-cell office:value-type="float" office:value="0.417604141055533">
                <text:p>0.417604141055533</text:p>
              </table:table-cell>
              <table:table-cell office:value-type="float" office:value="0.398174132755884">
                <text:p>0.398174132755884</text:p>
              </table:table-cell>
              <table:table-cell office:value-type="float" office:value="0.416996584223897">
                <text:p>0.416996584223897</text:p>
              </table:table-cell>
              <table:table-cell office:value-type="float" office:value="0.423150225060298">
                <text:p>0.423150225060298</text:p>
              </table:table-cell>
              <table:table-cell office:value-type="float" office:value="0.415631635431068">
                <text:p>0.415631635431068</text:p>
              </table:table-cell>
              <table:table-cell office:value-type="float" office:value="0.415186623965995">
                <text:p>0.415186623965995</text:p>
              </table:table-cell>
              <table:table-cell office:value-type="float" office:value="0.413641828813266">
                <text:p>0.413641828813266</text:p>
              </table:table-cell>
              <table:table-cell office:value-type="float" office:value="0.443135447420649">
                <text:p>0.443135447420649</text:p>
              </table:table-cell>
              <table:table-cell office:value-type="float" office:value="0.42425525979125">
                <text:p>0.42425525979125</text:p>
              </table:table-cell>
              <table:table-cell office:value-type="float" office:value="0.433751791227907">
                <text:p>0.433751791227907</text:p>
              </table:table-cell>
              <table:table-cell office:value-type="float" office:value="0.457736262125396">
                <text:p>0.457736262125396</text:p>
              </table:table-cell>
              <table:table-cell office:value-type="float" office:value="0.424690438328738">
                <text:p>0.424690438328738</text:p>
              </table:table-cell>
              <table:table-cell office:value-type="float" office:value="0.425275914549834">
                <text:p>0.425275914549834</text:p>
              </table:table-cell>
              <table:table-cell office:value-type="float" office:value="0.458800215232078">
                <text:p>0.458800215232078</text:p>
              </table:table-cell>
              <table:table-cell office:value-type="float" office:value="0.450725738453824">
                <text:p>0.450725738453824</text:p>
              </table:table-cell>
              <table:table-cell office:value-type="float" office:value="0.48471761284552">
                <text:p>0.48471761284552</text:p>
              </table:table-cell>
              <table:table-cell office:value-type="float" office:value="0.474019012860242">
                <text:p>0.474019012860242</text:p>
              </table:table-cell>
              <table:table-cell office:value-type="float" office:value="0.444633743872377">
                <text:p>0.444633743872377</text:p>
              </table:table-cell>
              <table:table-cell office:value-type="float" office:value="0.442792770460399">
                <text:p>0.442792770460399</text:p>
              </table:table-cell>
              <table:table-cell office:value-type="float" office:value="0.460900597593217">
                <text:p>0.460900597593217</text:p>
              </table:table-cell>
              <table:table-cell office:value-type="float" office:value="0.471632965209726">
                <text:p>0.471632965209726</text:p>
              </table:table-cell>
              <table:table-cell office:value-type="float" office:value="0.44221595046172">
                <text:p>0.44221595046172</text:p>
              </table:table-cell>
              <table:table-cell office:value-type="float" office:value="0.462176015051839">
                <text:p>0.462176015051839</text:p>
              </table:table-cell>
              <table:table-cell office:value-type="float" office:value="0.447014970988618">
                <text:p>0.447014970988618</text:p>
              </table:table-cell>
              <table:table-cell office:value-type="float" office:value="0.459333109640235">
                <text:p>0.459333109640235</text:p>
              </table:table-cell>
              <table:table-cell office:value-type="float" office:value="0.478448205461354">
                <text:p>0.478448205461354</text:p>
              </table:table-cell>
              <table:table-cell office:value-type="float" office:value="0.453048305738481">
                <text:p>0.453048305738481</text:p>
              </table:table-cell>
              <table:table-cell office:value-type="float" office:value="0.471356868655909">
                <text:p>0.471356868655909</text:p>
              </table:table-cell>
              <table:table-cell office:value-type="float" office:value="0.447940134368778">
                <text:p>0.447940134368778</text:p>
              </table:table-cell>
              <table:table-cell office:value-type="float" office:value="0.45171490211483">
                <text:p>0.45171490211483</text:p>
              </table:table-cell>
              <table:table-cell office:value-type="float" office:value="0.458660216705236">
                <text:p>0.458660216705236</text:p>
              </table:table-cell>
              <table:table-cell office:value-type="float" office:value="0.5046730552645">
                <text:p>0.5046730552645</text:p>
              </table:table-cell>
              <table:table-cell office:value-type="float" office:value="0.481093342932265">
                <text:p>0.481093342932265</text:p>
              </table:table-cell>
              <table:table-cell office:value-type="float" office:value="0.499788699576636">
                <text:p>0.499788699576636</text:p>
              </table:table-cell>
              <table:table-cell office:value-type="float" office:value="0.489904954020385">
                <text:p>0.489904954020385</text:p>
              </table:table-cell>
              <table:table-cell office:value-type="float" office:value="0.477673864658307">
                <text:p>0.477673864658307</text:p>
              </table:table-cell>
              <table:table-cell office:value-type="float" office:value="0.464656383497691">
                <text:p>0.464656383497691</text:p>
              </table:table-cell>
              <table:table-cell office:value-type="float" office:value="0.476938804995559">
                <text:p>0.476938804995559</text:p>
              </table:table-cell>
              <table:table-cell office:value-type="float" office:value="0.523006947457828">
                <text:p>0.523006947457828</text:p>
              </table:table-cell>
              <table:table-cell office:value-type="float" office:value="0.485313994070677">
                <text:p>0.485313994070677</text:p>
              </table:table-cell>
              <table:table-cell office:value-type="float" office:value="0.493731214387328">
                <text:p>0.493731214387328</text:p>
              </table:table-cell>
              <table:table-cell office:value-type="float" office:value="0.512546704596801">
                <text:p>0.512546704596801</text:p>
              </table:table-cell>
              <table:table-cell office:value-type="float" office:value="0.47935927860231">
                <text:p>0.47935927860231</text:p>
              </table:table-cell>
              <table:table-cell office:value-type="float" office:value="0.478540161738537">
                <text:p>0.478540161738537</text:p>
              </table:table-cell>
              <table:table-cell office:value-type="float" office:value="0.499839313303308">
                <text:p>0.499839313303308</text:p>
              </table:table-cell>
              <table:table-cell office:value-type="float" office:value="0.493322942639829">
                <text:p>0.493322942639829</text:p>
              </table:table-cell>
              <table:table-cell office:value-type="float" office:value="0.501225484688967">
                <text:p>0.501225484688967</text:p>
              </table:table-cell>
              <table:table-cell office:value-type="float" office:value="0.48117561602398">
                <text:p>0.48117561602398</text:p>
              </table:table-cell>
              <table:table-cell office:value-type="float" office:value="0.505048253304867">
                <text:p>0.505048253304867</text:p>
              </table:table-cell>
              <table:table-cell office:value-type="float" office:value="0.493034570674212">
                <text:p>0.493034570674212</text:p>
              </table:table-cell>
              <table:table-cell office:value-type="float" office:value="0.518761613856438">
                <text:p>0.518761613856438</text:p>
              </table:table-cell>
              <table:table-cell office:value-type="float" office:value="0.476216724752247">
                <text:p>0.476216724752247</text:p>
              </table:table-cell>
              <table:table-cell office:value-type="float" office:value="0.547832676409209">
                <text:p>0.547832676409209</text:p>
              </table:table-cell>
              <table:table-cell office:value-type="float" office:value="0.50612889630666">
                <text:p>0.50612889630666</text:p>
              </table:table-cell>
              <table:table-cell office:value-type="float" office:value="0.492292664600694">
                <text:p>0.492292664600694</text:p>
              </table:table-cell>
              <table:table-cell office:value-type="float" office:value="0.505659996167597">
                <text:p>0.505659996167597</text:p>
              </table:table-cell>
              <table:table-cell office:value-type="float" office:value="0.490912555813438">
                <text:p>0.490912555813438</text:p>
              </table:table-cell>
              <table:table-cell office:value-type="float" office:value="0.525669708519028">
                <text:p>0.525669708519028</text:p>
              </table:table-cell>
              <table:table-cell office:value-type="float" office:value="0.490760869015528">
                <text:p>0.490760869015528</text:p>
              </table:table-cell>
              <table:table-cell office:value-type="float" office:value="0.525351896597055">
                <text:p>0.525351896597055</text:p>
              </table:table-cell>
              <table:table-cell office:value-type="float" office:value="0.534851783222343">
                <text:p>0.534851783222343</text:p>
              </table:table-cell>
              <table:table-cell office:value-type="float" office:value="0.496234258799038">
                <text:p>0.496234258799038</text:p>
              </table:table-cell>
              <table:table-cell office:value-type="float" office:value="0.505104543605415">
                <text:p>0.505104543605415</text:p>
              </table:table-cell>
              <table:table-cell office:value-type="float" office:value="0.499946106658929">
                <text:p>0.499946106658929</text:p>
              </table:table-cell>
              <table:table-cell office:value-type="float" office:value="0.534069659462809">
                <text:p>0.534069659462809</text:p>
              </table:table-cell>
              <table:table-cell office:value-type="float" office:value="0.541167002375035">
                <text:p>0.541167002375035</text:p>
              </table:table-cell>
              <table:table-cell office:value-type="float" office:value="0.506451361083291">
                <text:p>0.506451361083291</text:p>
              </table:table-cell>
              <table:table-cell office:value-type="float" office:value="0.496938559371313">
                <text:p>0.496938559371313</text:p>
              </table:table-cell>
              <table:table-cell office:value-type="float" office:value="0.504377322633989">
                <text:p>0.504377322633989</text:p>
              </table:table-cell>
              <table:table-cell office:value-type="float" office:value="0.510655513435273">
                <text:p>0.510655513435273</text:p>
              </table:table-cell>
              <table:table-cell office:value-type="float" office:value="0.517134229062768">
                <text:p>0.517134229062768</text:p>
              </table:table-cell>
              <table:table-cell office:value-type="float" office:value="0.51182626392815">
                <text:p>0.51182626392815</text:p>
              </table:table-cell>
              <table:table-cell office:value-type="float" office:value="0.524538756464804">
                <text:p>0.524538756464804</text:p>
              </table:table-cell>
              <table:table-cell office:value-type="float" office:value="0.537898322017339">
                <text:p>0.537898322017339</text:p>
              </table:table-cell>
              <table:table-cell office:value-type="float" office:value="0.49974367259341">
                <text:p>0.49974367259341</text:p>
              </table:table-cell>
              <table:table-cell office:value-type="float" office:value="0.519134390372784">
                <text:p>0.519134390372784</text:p>
              </table:table-cell>
              <table:table-cell office:value-type="float" office:value="0.508351869471948">
                <text:p>0.508351869471948</text:p>
              </table:table-cell>
              <table:table-cell office:value-type="float" office:value="0.483260997505667">
                <text:p>0.483260997505667</text:p>
              </table:table-cell>
              <table:table-cell office:value-type="float" office:value="0.527701064493974">
                <text:p>0.527701064493974</text:p>
              </table:table-cell>
              <table:table-cell office:value-type="float" office:value="0.50750654915348">
                <text:p>0.50750654915348</text:p>
              </table:table-cell>
              <table:table-cell office:value-type="float" office:value="0.515712884238339">
                <text:p>0.515712884238339</text:p>
              </table:table-cell>
              <table:table-cell office:value-type="float" office:value="0.506635916204525">
                <text:p>0.506635916204525</text:p>
              </table:table-cell>
              <table:table-cell office:value-type="float" office:value="0.478466573971267">
                <text:p>0.478466573971267</text:p>
              </table:table-cell>
              <table:table-cell office:value-type="float" office:value="0.525136403678899">
                <text:p>0.525136403678899</text:p>
              </table:table-cell>
              <table:table-cell office:value-type="float" office:value="0.527659609431133">
                <text:p>0.527659609431133</text:p>
              </table:table-cell>
              <table:table-cell office:value-type="float" office:value="0.531875160334132">
                <text:p>0.531875160334132</text:p>
              </table:table-cell>
              <table:table-cell office:value-type="float" office:value="0.519029229109375">
                <text:p>0.519029229109375</text:p>
              </table:table-cell>
              <table:table-cell office:value-type="float" office:value="0.511565316516568">
                <text:p>0.511565316516568</text:p>
              </table:table-cell>
              <table:table-cell office:value-type="float" office:value="0.483475308502116">
                <text:p>0.483475308502116</text:p>
              </table:table-cell>
              <table:table-cell office:value-type="float" office:value="0.514366886424863">
                <text:p>0.514366886424863</text:p>
              </table:table-cell>
              <table:table-cell office:value-type="float" office:value="0.509624531627571">
                <text:p>0.509624531627571</text:p>
              </table:table-cell>
              <table:table-cell office:value-type="float" office:value="0.516186029109937">
                <text:p>0.516186029109937</text:p>
              </table:table-cell>
              <table:table-cell office:value-type="float" office:value="0.50940146588664">
                <text:p>0.50940146588664</text:p>
              </table:table-cell>
              <table:table-cell office:value-type="float" office:value="0.547247732292745">
                <text:p>0.547247732292745</text:p>
              </table:table-cell>
              <table:table-cell office:value-type="float" office:value="0.526779964553156">
                <text:p>0.526779964553156</text:p>
              </table:table-cell>
              <table:table-cell office:value-type="float" office:value="0.497623026840481">
                <text:p>0.497623026840481</text:p>
              </table:table-cell>
              <table:table-cell office:value-type="float" office:value="0.527338757355474">
                <text:p>0.527338757355474</text:p>
              </table:table-cell>
              <table:table-cell office:value-type="float" office:value="0.530493289591368">
                <text:p>0.530493289591368</text:p>
              </table:table-cell>
              <table:table-cell office:value-type="float" office:value="0.524870289232536">
                <text:p>0.524870289232536</text:p>
              </table:table-cell>
              <table:table-cell office:value-type="float" office:value="0.516182636893661">
                <text:p>0.516182636893661</text:p>
              </table:table-cell>
              <table:table-cell office:value-type="float" office:value="0.498192916851405">
                <text:p>0.498192916851405</text:p>
              </table:table-cell>
              <table:table-cell office:value-type="float" office:value="0.513365650930768">
                <text:p>0.513365650930768</text:p>
              </table:table-cell>
              <table:table-cell office:value-type="float" office:value="0.517263499753439">
                <text:p>0.517263499753439</text:p>
              </table:table-cell>
              <table:table-cell office:value-type="float" office:value="0.523558548646774">
                <text:p>0.523558548646774</text:p>
              </table:table-cell>
              <table:table-cell office:value-type="float" office:value="0.518341587584636">
                <text:p>0.518341587584636</text:p>
              </table:table-cell>
              <table:table-cell office:value-type="float" office:value="0.484890828486021">
                <text:p>0.484890828486021</text:p>
              </table:table-cell>
              <table:table-cell office:value-type="float" office:value="0.513264098948777">
                <text:p>0.513264098948777</text:p>
              </table:table-cell>
              <table:table-cell office:value-type="float" office:value="0.510889398722399">
                <text:p>0.510889398722399</text:p>
              </table:table-cell>
              <table:table-cell office:value-type="float" office:value="0.516838136701978">
                <text:p>0.516838136701978</text:p>
              </table:table-cell>
              <table:table-cell office:value-type="float" office:value="0.517868320468854">
                <text:p>0.517868320468854</text:p>
              </table:table-cell>
              <table:table-cell office:value-type="float" office:value="0.515906411354136">
                <text:p>0.515906411354136</text:p>
              </table:table-cell>
              <table:table-cell office:value-type="float" office:value="0.515738795754297">
                <text:p>0.515738795754297</text:p>
              </table:table-cell>
              <table:table-cell office:value-type="float" office:value="0.518532520235237">
                <text:p>0.518532520235237</text:p>
              </table:table-cell>
              <table:table-cell office:value-type="float" office:value="0.520254220035203">
                <text:p>0.520254220035203</text:p>
              </table:table-cell>
              <table:table-cell office:value-type="float" office:value="0.508818778094609">
                <text:p>0.508818778094609</text:p>
              </table:table-cell>
              <table:table-cell office:value-type="float" office:value="0.520481436041263">
                <text:p>0.520481436041263</text:p>
              </table:table-cell>
              <table:table-cell office:value-type="float" office:value="0.524598082992881">
                <text:p>0.524598082992881</text:p>
              </table:table-cell>
              <table:table-cell office:value-type="float" office:value="0.515741138556753">
                <text:p>0.515741138556753</text:p>
              </table:table-cell>
              <table:table-cell office:value-type="float" office:value="0.517866519764894">
                <text:p>0.517866519764894</text:p>
              </table:table-cell>
              <table:table-cell office:value-type="float" office:value="0.528342849348049">
                <text:p>0.528342849348049</text:p>
              </table:table-cell>
              <table:table-cell office:value-type="float" office:value="0.512817622131813">
                <text:p>0.512817622131813</text:p>
              </table:table-cell>
              <table:table-cell office:value-type="float" office:value="0.517272997514963">
                <text:p>0.517272997514963</text:p>
              </table:table-cell>
              <table:table-cell office:value-type="float" office:value="0.523579539899994">
                <text:p>0.523579539899994</text:p>
              </table:table-cell>
              <table:table-cell office:value-type="float" office:value="0.511094472124387">
                <text:p>0.511094472124387</text:p>
              </table:table-cell>
              <table:table-cell office:value-type="float" office:value="0.516795878903706">
                <text:p>0.516795878903706</text:p>
              </table:table-cell>
              <table:table-cell office:value-type="float" office:value="0.520411154755044">
                <text:p>0.520411154755044</text:p>
              </table:table-cell>
              <table:table-cell office:value-type="float" office:value="0.533365136177914">
                <text:p>0.533365136177914</text:p>
              </table:table-cell>
              <table:table-cell office:value-type="float" office:value="0.526103775584341">
                <text:p>0.526103775584341</text:p>
              </table:table-cell>
              <table:table-cell office:value-type="float" office:value="0.525268190809754">
                <text:p>0.525268190809754</text:p>
              </table:table-cell>
              <table:table-cell office:value-type="float" office:value="0.515003461269362">
                <text:p>0.515003461269362</text:p>
              </table:table-cell>
              <table:table-cell office:value-type="float" office:value="0.520409383082529">
                <text:p>0.520409383082529</text:p>
              </table:table-cell>
              <table:table-cell office:value-type="float" office:value="0.524137430082112">
                <text:p>0.524137430082112</text:p>
              </table:table-cell>
              <table:table-cell office:value-type="float" office:value="0.517089730589204">
                <text:p>0.517089730589204</text:p>
              </table:table-cell>
              <table:table-cell office:value-type="float" office:value="0.521821643266571">
                <text:p>0.521821643266571</text:p>
              </table:table-cell>
              <table:table-cell office:value-type="float" office:value="0.518517746466305">
                <text:p>0.518517746466305</text:p>
              </table:table-cell>
              <table:table-cell office:value-type="float" office:value="0.522074713937055">
                <text:p>0.522074713937055</text:p>
              </table:table-cell>
              <table:table-cell office:value-type="float" office:value="0.51625164004616">
                <text:p>0.51625164004616</text:p>
              </table:table-cell>
              <table:table-cell office:value-type="float" office:value="0.513265132531143">
                <text:p>0.513265132531143</text:p>
              </table:table-cell>
              <table:table-cell office:value-type="float" office:value="0.516630501352417">
                <text:p>0.516630501352417</text:p>
              </table:table-cell>
              <table:table-cell office:value-type="float" office:value="0.518880311424094">
                <text:p>0.518880311424094</text:p>
              </table:table-cell>
              <table:table-cell office:value-type="float" office:value="0.511803097508401">
                <text:p>0.511803097508401</text:p>
              </table:table-cell>
              <table:table-cell office:value-type="float" office:value="0.510313638211028">
                <text:p>0.510313638211028</text:p>
              </table:table-cell>
              <table:table-cell office:value-type="float" office:value="0.520219993066055">
                <text:p>0.520219993066055</text:p>
              </table:table-cell>
              <table:table-cell office:value-type="float" office:value="0.509862936839528">
                <text:p>0.509862936839528</text:p>
              </table:table-cell>
              <table:table-cell office:value-type="float" office:value="0.533118132456565">
                <text:p>0.533118132456565</text:p>
              </table:table-cell>
              <table:table-cell office:value-type="float" office:value="0.512262935865191">
                <text:p>0.512262935865191</text:p>
              </table:table-cell>
              <table:table-cell office:value-type="float" office:value="0.531281360299365">
                <text:p>0.531281360299365</text:p>
              </table:table-cell>
              <table:table-cell office:value-type="float" office:value="0.518631780966708">
                <text:p>0.518631780966708</text:p>
              </table:table-cell>
              <table:table-cell office:value-type="float" office:value="0.505405653167684">
                <text:p>0.505405653167684</text:p>
              </table:table-cell>
              <table:table-cell office:value-type="float" office:value="0.519177172930808">
                <text:p>0.519177172930808</text:p>
              </table:table-cell>
              <table:table-cell office:value-type="float" office:value="0.521003570847666">
                <text:p>0.521003570847666</text:p>
              </table:table-cell>
              <table:table-cell office:value-type="float" office:value="0.515793225213545">
                <text:p>0.515793225213545</text:p>
              </table:table-cell>
              <table:table-cell office:value-type="float" office:value="0.510121559867998">
                <text:p>0.510121559867998</text:p>
              </table:table-cell>
              <table:table-cell office:value-type="float" office:value="0.534904756435702">
                <text:p>0.534904756435702</text:p>
              </table:table-cell>
              <table:table-cell office:value-type="float" office:value="0.515873009833973">
                <text:p>0.515873009833973</text:p>
              </table:table-cell>
              <table:table-cell office:value-type="float" office:value="0.506451606562361">
                <text:p>0.506451606562361</text:p>
              </table:table-cell>
              <table:table-cell office:value-type="float" office:value="0.533619572441893">
                <text:p>0.533619572441893</text:p>
              </table:table-cell>
              <table:table-cell office:value-type="float" office:value="0.497362851222357">
                <text:p>0.497362851222357</text:p>
              </table:table-cell>
              <table:table-cell office:value-type="float" office:value="0.504743904283305">
                <text:p>0.504743904283305</text:p>
              </table:table-cell>
              <table:table-cell office:value-type="float" office:value="0.51415293086748">
                <text:p>0.51415293086748</text:p>
              </table:table-cell>
            </table:table-row>
            <table:table-row>
              <table:table-cell office:value-type="string">
                <text:p>fib_cilk</text:p>
              </table:table-cell>
              <table:table-cell office:value-type="float" office:value="0.0943659794182662">
                <text:p>0.0943659794182662</text:p>
              </table:table-cell>
              <table:table-cell office:value-type="float" office:value="0.188560255525103">
                <text:p>0.188560255525103</text:p>
              </table:table-cell>
              <table:table-cell office:value-type="float" office:value="0.282594509640608">
                <text:p>0.282594509640608</text:p>
              </table:table-cell>
              <table:table-cell office:value-type="float" office:value="0.375095072585036">
                <text:p>0.375095072585036</text:p>
              </table:table-cell>
              <table:table-cell office:value-type="float" office:value="0.46531164572778">
                <text:p>0.46531164572778</text:p>
              </table:table-cell>
              <table:table-cell office:value-type="float" office:value="0.556125328009671">
                <text:p>0.556125328009671</text:p>
              </table:table-cell>
              <table:table-cell office:value-type="float" office:value="0.64312297343867">
                <text:p>0.64312297343867</text:p>
              </table:table-cell>
              <table:table-cell office:value-type="float" office:value="0.728599161670924">
                <text:p>0.728599161670924</text:p>
              </table:table-cell>
              <table:table-cell office:value-type="float" office:value="0.813647436066779">
                <text:p>0.813647436066779</text:p>
              </table:table-cell>
              <table:table-cell office:value-type="float" office:value="0.898431622151868">
                <text:p>0.898431622151868</text:p>
              </table:table-cell>
              <table:table-cell office:value-type="float" office:value="0.981731925486382">
                <text:p>0.981731925486382</text:p>
              </table:table-cell>
              <table:table-cell office:value-type="float" office:value="1.02973190761122">
                <text:p>1.02973190761122</text:p>
              </table:table-cell>
              <table:table-cell office:value-type="float" office:value="1.13473323323384">
                <text:p>1.13473323323384</text:p>
              </table:table-cell>
              <table:table-cell office:value-type="float" office:value="1.14001157154317">
                <text:p>1.14001157154317</text:p>
              </table:table-cell>
              <table:table-cell office:value-type="float" office:value="1.28980262022027">
                <text:p>1.28980262022027</text:p>
              </table:table-cell>
              <table:table-cell office:value-type="float" office:value="1.32103000362169">
                <text:p>1.32103000362169</text:p>
              </table:table-cell>
              <table:table-cell office:value-type="float" office:value="1.31492925552091">
                <text:p>1.31492925552091</text:p>
              </table:table-cell>
              <table:table-cell office:value-type="float" office:value="1.47300318036055">
                <text:p>1.47300318036055</text:p>
              </table:table-cell>
              <table:table-cell office:value-type="float" office:value="1.5253663682056">
                <text:p>1.5253663682056</text:p>
              </table:table-cell>
              <table:table-cell office:value-type="float" office:value="1.60424867934431">
                <text:p>1.60424867934431</text:p>
              </table:table-cell>
              <table:table-cell office:value-type="float" office:value="1.64268882801957">
                <text:p>1.64268882801957</text:p>
              </table:table-cell>
              <table:table-cell office:value-type="float" office:value="1.8016362772504">
                <text:p>1.8016362772504</text:p>
              </table:table-cell>
              <table:table-cell office:value-type="float" office:value="1.67178925757161">
                <text:p>1.67178925757161</text:p>
              </table:table-cell>
              <table:table-cell office:value-type="float" office:value="1.7104266183457">
                <text:p>1.7104266183457</text:p>
              </table:table-cell>
              <table:table-cell office:value-type="float" office:value="1.92939295310924">
                <text:p>1.92939295310924</text:p>
              </table:table-cell>
              <table:table-cell office:value-type="float" office:value="1.97475189060669">
                <text:p>1.97475189060669</text:p>
              </table:table-cell>
              <table:table-cell office:value-type="float" office:value="2.04351443574251">
                <text:p>2.04351443574251</text:p>
              </table:table-cell>
              <table:table-cell office:value-type="float" office:value="1.86207994821968">
                <text:p>1.86207994821968</text:p>
              </table:table-cell>
              <table:table-cell office:value-type="float" office:value="1.39469872051072">
                <text:p>1.39469872051072</text:p>
              </table:table-cell>
              <table:table-cell office:value-type="float" office:value="2.12346013598173">
                <text:p>2.12346013598173</text:p>
              </table:table-cell>
              <table:table-cell office:value-type="float" office:value="2.19867134189464">
                <text:p>2.19867134189464</text:p>
              </table:table-cell>
              <table:table-cell office:value-type="float" office:value="2.30543185496416">
                <text:p>2.30543185496416</text:p>
              </table:table-cell>
              <table:table-cell office:value-type="float" office:value="2.1765566810188">
                <text:p>2.1765566810188</text:p>
              </table:table-cell>
              <table:table-cell office:value-type="float" office:value="2.37762049996294">
                <text:p>2.37762049996294</text:p>
              </table:table-cell>
              <table:table-cell office:value-type="float" office:value="2.41826347205976">
                <text:p>2.41826347205976</text:p>
              </table:table-cell>
              <table:table-cell office:value-type="float" office:value="2.36135230036363">
                <text:p>2.36135230036363</text:p>
              </table:table-cell>
              <table:table-cell office:value-type="float" office:value="2.43146925227874">
                <text:p>2.43146925227874</text:p>
              </table:table-cell>
              <table:table-cell office:value-type="float" office:value="2.56648662684747">
                <text:p>2.56648662684747</text:p>
              </table:table-cell>
              <table:table-cell office:value-type="float" office:value="2.44739851484015">
                <text:p>2.44739851484015</text:p>
              </table:table-cell>
              <table:table-cell office:value-type="float" office:value="2.59784750536628">
                <text:p>2.59784750536628</text:p>
              </table:table-cell>
              <table:table-cell office:value-type="float" office:value="2.41111452462384">
                <text:p>2.41111452462384</text:p>
              </table:table-cell>
              <table:table-cell office:value-type="float" office:value="2.29950113336096">
                <text:p>2.29950113336096</text:p>
              </table:table-cell>
              <table:table-cell office:value-type="float" office:value="2.57966415603583">
                <text:p>2.57966415603583</text:p>
              </table:table-cell>
              <table:table-cell office:value-type="float" office:value="2.66348594987264">
                <text:p>2.66348594987264</text:p>
              </table:table-cell>
              <table:table-cell office:value-type="float" office:value="2.67486819954628">
                <text:p>2.67486819954628</text:p>
              </table:table-cell>
              <table:table-cell office:value-type="float" office:value="2.77836942367873">
                <text:p>2.77836942367873</text:p>
              </table:table-cell>
              <table:table-cell office:value-type="float" office:value="2.59274901254257">
                <text:p>2.59274901254257</text:p>
              </table:table-cell>
              <table:table-cell office:value-type="float" office:value="2.48229514747055">
                <text:p>2.48229514747055</text:p>
              </table:table-cell>
              <table:table-cell office:value-type="float" office:value="2.53155367910371">
                <text:p>2.53155367910371</text:p>
              </table:table-cell>
              <table:table-cell office:value-type="float" office:value="2.54357928235005">
                <text:p>2.54357928235005</text:p>
              </table:table-cell>
              <table:table-cell office:value-type="float" office:value="2.40456230844918">
                <text:p>2.40456230844918</text:p>
              </table:table-cell>
              <table:table-cell office:value-type="float" office:value="2.42541082554765">
                <text:p>2.42541082554765</text:p>
              </table:table-cell>
              <table:table-cell office:value-type="float" office:value="2.628089604881">
                <text:p>2.628089604881</text:p>
              </table:table-cell>
              <table:table-cell office:value-type="float" office:value="2.35567025760212">
                <text:p>2.35567025760212</text:p>
              </table:table-cell>
              <table:table-cell office:value-type="float" office:value="2.555199114982">
                <text:p>2.555199114982</text:p>
              </table:table-cell>
              <table:table-cell office:value-type="float" office:value="2.45164569886298">
                <text:p>2.45164569886298</text:p>
              </table:table-cell>
              <table:table-cell office:value-type="float" office:value="2.77343921345956">
                <text:p>2.77343921345956</text:p>
              </table:table-cell>
              <table:table-cell office:value-type="float" office:value="2.51447862122894">
                <text:p>2.51447862122894</text:p>
              </table:table-cell>
              <table:table-cell office:value-type="float" office:value="2.35122126540664">
                <text:p>2.35122126540664</text:p>
              </table:table-cell>
              <table:table-cell office:value-type="float" office:value="2.44923404716764">
                <text:p>2.44923404716764</text:p>
              </table:table-cell>
              <table:table-cell office:value-type="float" office:value="2.59326095703808">
                <text:p>2.59326095703808</text:p>
              </table:table-cell>
              <table:table-cell office:value-type="float" office:value="2.89986115856093">
                <text:p>2.89986115856093</text:p>
              </table:table-cell>
              <table:table-cell office:value-type="float" office:value="2.8627451645811">
                <text:p>2.8627451645811</text:p>
              </table:table-cell>
              <table:table-cell office:value-type="float" office:value="2.86426128004191">
                <text:p>2.86426128004191</text:p>
              </table:table-cell>
              <table:table-cell office:value-type="float" office:value="2.92986972989037">
                <text:p>2.92986972989037</text:p>
              </table:table-cell>
              <table:table-cell office:value-type="float" office:value="2.75089971582087">
                <text:p>2.75089971582087</text:p>
              </table:table-cell>
              <table:table-cell office:value-type="float" office:value="2.82516739543615">
                <text:p>2.82516739543615</text:p>
              </table:table-cell>
              <table:table-cell office:value-type="float" office:value="2.89038856674625">
                <text:p>2.89038856674625</text:p>
              </table:table-cell>
              <table:table-cell office:value-type="float" office:value="2.99729464422762">
                <text:p>2.99729464422762</text:p>
              </table:table-cell>
              <table:table-cell office:value-type="float" office:value="2.73302165401048">
                <text:p>2.73302165401048</text:p>
              </table:table-cell>
              <table:table-cell office:value-type="float" office:value="2.75359980242602">
                <text:p>2.75359980242602</text:p>
              </table:table-cell>
              <table:table-cell office:value-type="float" office:value="2.97957317087373">
                <text:p>2.97957317087373</text:p>
              </table:table-cell>
              <table:table-cell office:value-type="float" office:value="2.9600029825908">
                <text:p>2.9600029825908</text:p>
              </table:table-cell>
              <table:table-cell office:value-type="float" office:value="2.73606275965726">
                <text:p>2.73606275965726</text:p>
              </table:table-cell>
              <table:table-cell office:value-type="float" office:value="2.77521679301148">
                <text:p>2.77521679301148</text:p>
              </table:table-cell>
              <table:table-cell office:value-type="float" office:value="2.73415630519136">
                <text:p>2.73415630519136</text:p>
              </table:table-cell>
              <table:table-cell office:value-type="float" office:value="2.47181551071179">
                <text:p>2.47181551071179</text:p>
              </table:table-cell>
              <table:table-cell office:value-type="float" office:value="2.73058413489822">
                <text:p>2.73058413489822</text:p>
              </table:table-cell>
              <table:table-cell office:value-type="float" office:value="2.63472538434571">
                <text:p>2.63472538434571</text:p>
              </table:table-cell>
              <table:table-cell office:value-type="float" office:value="2.90793060745948">
                <text:p>2.90793060745948</text:p>
              </table:table-cell>
              <table:table-cell office:value-type="float" office:value="2.815206313472">
                <text:p>2.815206313472</text:p>
              </table:table-cell>
              <table:table-cell office:value-type="float" office:value="2.86612354515939">
                <text:p>2.86612354515939</text:p>
              </table:table-cell>
              <table:table-cell office:value-type="float" office:value="2.63467392504967">
                <text:p>2.63467392504967</text:p>
              </table:table-cell>
              <table:table-cell office:value-type="float" office:value="2.58226286204068">
                <text:p>2.58226286204068</text:p>
              </table:table-cell>
              <table:table-cell office:value-type="float" office:value="2.7748675471017">
                <text:p>2.7748675471017</text:p>
              </table:table-cell>
              <table:table-cell office:value-type="float" office:value="2.74326951891985">
                <text:p>2.74326951891985</text:p>
              </table:table-cell>
              <table:table-cell office:value-type="float" office:value="2.73447190629237">
                <text:p>2.73447190629237</text:p>
              </table:table-cell>
              <table:table-cell office:value-type="float" office:value="2.73339953957514">
                <text:p>2.73339953957514</text:p>
              </table:table-cell>
              <table:table-cell office:value-type="float" office:value="2.46017707982435">
                <text:p>2.46017707982435</text:p>
              </table:table-cell>
              <table:table-cell office:value-type="float" office:value="2.63708809744983">
                <text:p>2.63708809744983</text:p>
              </table:table-cell>
              <table:table-cell office:value-type="float" office:value="2.82705095053021">
                <text:p>2.82705095053021</text:p>
              </table:table-cell>
              <table:table-cell office:value-type="float" office:value="2.72210409120087">
                <text:p>2.72210409120087</text:p>
              </table:table-cell>
              <table:table-cell office:value-type="float" office:value="2.66146424478989">
                <text:p>2.66146424478989</text:p>
              </table:table-cell>
              <table:table-cell office:value-type="float" office:value="2.82646345590405">
                <text:p>2.82646345590405</text:p>
              </table:table-cell>
              <table:table-cell office:value-type="float" office:value="2.73377754997209">
                <text:p>2.73377754997209</text:p>
              </table:table-cell>
              <table:table-cell office:value-type="float" office:value="2.54687380575267">
                <text:p>2.54687380575267</text:p>
              </table:table-cell>
              <table:table-cell office:value-type="float" office:value="2.72279251943752">
                <text:p>2.72279251943752</text:p>
              </table:table-cell>
              <table:table-cell office:value-type="float" office:value="2.42986413848065">
                <text:p>2.42986413848065</text:p>
              </table:table-cell>
              <table:table-cell office:value-type="float" office:value="2.69646519989974">
                <text:p>2.69646519989974</text:p>
              </table:table-cell>
              <table:table-cell office:value-type="float" office:value="2.27187878582838">
                <text:p>2.27187878582838</text:p>
              </table:table-cell>
              <table:table-cell office:value-type="float" office:value="2.53529073073095">
                <text:p>2.53529073073095</text:p>
              </table:table-cell>
              <table:table-cell office:value-type="float" office:value="2.57166390100015">
                <text:p>2.57166390100015</text:p>
              </table:table-cell>
              <table:table-cell office:value-type="float" office:value="2.63675454595922">
                <text:p>2.63675454595922</text:p>
              </table:table-cell>
              <table:table-cell office:value-type="float" office:value="2.63718818124445">
                <text:p>2.63718818124445</text:p>
              </table:table-cell>
              <table:table-cell office:value-type="float" office:value="2.44332687276071">
                <text:p>2.44332687276071</text:p>
              </table:table-cell>
              <table:table-cell office:value-type="float" office:value="2.60493830561897">
                <text:p>2.60493830561897</text:p>
              </table:table-cell>
              <table:table-cell office:value-type="float" office:value="2.47536105631363">
                <text:p>2.47536105631363</text:p>
              </table:table-cell>
              <table:table-cell office:value-type="float" office:value="2.51667469045113">
                <text:p>2.51667469045113</text:p>
              </table:table-cell>
              <table:table-cell office:value-type="float" office:value="2.46720088879866">
                <text:p>2.46720088879866</text:p>
              </table:table-cell>
              <table:table-cell office:value-type="float" office:value="2.43428006959651">
                <text:p>2.43428006959651</text:p>
              </table:table-cell>
              <table:table-cell office:value-type="float" office:value="2.56422456995695">
                <text:p>2.56422456995695</text:p>
              </table:table-cell>
              <table:table-cell office:value-type="float" office:value="2.53938126313906">
                <text:p>2.53938126313906</text:p>
              </table:table-cell>
              <table:table-cell office:value-type="float" office:value="2.43918111658023">
                <text:p>2.43918111658023</text:p>
              </table:table-cell>
              <table:table-cell office:value-type="float" office:value="2.51920056050004">
                <text:p>2.51920056050004</text:p>
              </table:table-cell>
              <table:table-cell office:value-type="float" office:value="2.40614274464482">
                <text:p>2.40614274464482</text:p>
              </table:table-cell>
              <table:table-cell office:value-type="float" office:value="2.51422994026504">
                <text:p>2.51422994026504</text:p>
              </table:table-cell>
              <table:table-cell office:value-type="float" office:value="2.4156080717509">
                <text:p>2.4156080717509</text:p>
              </table:table-cell>
              <table:table-cell office:value-type="float" office:value="2.48234835740812">
                <text:p>2.48234835740812</text:p>
              </table:table-cell>
              <table:table-cell office:value-type="float" office:value="2.4853352355208">
                <text:p>2.4853352355208</text:p>
              </table:table-cell>
              <table:table-cell office:value-type="float" office:value="2.411914892205">
                <text:p>2.411914892205</text:p>
              </table:table-cell>
              <table:table-cell office:value-type="float" office:value="2.46234166114359">
                <text:p>2.46234166114359</text:p>
              </table:table-cell>
              <table:table-cell office:value-type="float" office:value="2.27010023855339">
                <text:p>2.27010023855339</text:p>
              </table:table-cell>
              <table:table-cell office:value-type="float" office:value="2.35247938034294">
                <text:p>2.35247938034294</text:p>
              </table:table-cell>
              <table:table-cell office:value-type="float" office:value="2.32974267670453">
                <text:p>2.32974267670453</text:p>
              </table:table-cell>
              <table:table-cell office:value-type="float" office:value="2.4130133269594">
                <text:p>2.4130133269594</text:p>
              </table:table-cell>
              <table:table-cell office:value-type="float" office:value="2.29578499971376">
                <text:p>2.29578499971376</text:p>
              </table:table-cell>
              <table:table-cell office:value-type="float" office:value="2.28007415495335">
                <text:p>2.28007415495335</text:p>
              </table:table-cell>
              <table:table-cell office:value-type="float" office:value="2.37793410228756">
                <text:p>2.37793410228756</text:p>
              </table:table-cell>
              <table:table-cell office:value-type="float" office:value="2.26157339712537">
                <text:p>2.26157339712537</text:p>
              </table:table-cell>
              <table:table-cell office:value-type="float" office:value="2.21835804314431">
                <text:p>2.21835804314431</text:p>
              </table:table-cell>
              <table:table-cell office:value-type="float" office:value="2.33811985765069">
                <text:p>2.33811985765069</text:p>
              </table:table-cell>
              <table:table-cell office:value-type="float" office:value="2.416300918905">
                <text:p>2.416300918905</text:p>
              </table:table-cell>
              <table:table-cell office:value-type="float" office:value="2.21077816656805">
                <text:p>2.21077816656805</text:p>
              </table:table-cell>
              <table:table-cell office:value-type="float" office:value="2.34322744354667">
                <text:p>2.34322744354667</text:p>
              </table:table-cell>
              <table:table-cell office:value-type="float" office:value="2.22960142203367">
                <text:p>2.22960142203367</text:p>
              </table:table-cell>
              <table:table-cell office:value-type="float" office:value="2.28951873217736">
                <text:p>2.28951873217736</text:p>
              </table:table-cell>
              <table:table-cell office:value-type="float" office:value="2.32343069056265">
                <text:p>2.32343069056265</text:p>
              </table:table-cell>
              <table:table-cell office:value-type="float" office:value="2.16619866586376">
                <text:p>2.16619866586376</text:p>
              </table:table-cell>
              <table:table-cell office:value-type="float" office:value="2.32398968996894">
                <text:p>2.32398968996894</text:p>
              </table:table-cell>
              <table:table-cell office:value-type="float" office:value="2.26185581059116">
                <text:p>2.26185581059116</text:p>
              </table:table-cell>
              <table:table-cell office:value-type="float" office:value="2.3087798691504">
                <text:p>2.3087798691504</text:p>
              </table:table-cell>
              <table:table-cell office:value-type="float" office:value="2.18124225564967">
                <text:p>2.18124225564967</text:p>
              </table:table-cell>
              <table:table-cell office:value-type="float" office:value="2.19584297693761">
                <text:p>2.19584297693761</text:p>
              </table:table-cell>
              <table:table-cell office:value-type="float" office:value="2.12736258490762">
                <text:p>2.12736258490762</text:p>
              </table:table-cell>
              <table:table-cell office:value-type="float" office:value="2.14335685430192">
                <text:p>2.14335685430192</text:p>
              </table:table-cell>
              <table:table-cell office:value-type="float" office:value="2.19372847106019">
                <text:p>2.19372847106019</text:p>
              </table:table-cell>
              <table:table-cell office:value-type="float" office:value="2.15693283075344">
                <text:p>2.15693283075344</text:p>
              </table:table-cell>
              <table:table-cell office:value-type="float" office:value="2.19529810829815">
                <text:p>2.19529810829815</text:p>
              </table:table-cell>
              <table:table-cell office:value-type="float" office:value="2.15111695516874">
                <text:p>2.15111695516874</text:p>
              </table:table-cell>
              <table:table-cell office:value-type="float" office:value="2.21112520543493">
                <text:p>2.21112520543493</text:p>
              </table:table-cell>
              <table:table-cell office:value-type="float" office:value="2.22452774670913">
                <text:p>2.22452774670913</text:p>
              </table:table-cell>
              <table:table-cell office:value-type="float" office:value="2.15770283948843">
                <text:p>2.15770283948843</text:p>
              </table:table-cell>
              <table:table-cell office:value-type="float" office:value="2.1576557385494">
                <text:p>2.1576557385494</text:p>
              </table:table-cell>
              <table:table-cell office:value-type="float" office:value="2.06524497796134">
                <text:p>2.06524497796134</text:p>
              </table:table-cell>
              <table:table-cell office:value-type="float" office:value="2.08897191272638">
                <text:p>2.08897191272638</text:p>
              </table:table-cell>
              <table:table-cell office:value-type="float" office:value="1.95443993967197">
                <text:p>1.95443993967197</text:p>
              </table:table-cell>
              <table:table-cell office:value-type="float" office:value="2.08401011644809">
                <text:p>2.08401011644809</text:p>
              </table:table-cell>
              <table:table-cell office:value-type="float" office:value="2.01905072403653">
                <text:p>2.01905072403653</text:p>
              </table:table-cell>
              <table:table-cell office:value-type="float" office:value="2.02177036861002">
                <text:p>2.02177036861002</text:p>
              </table:table-cell>
              <table:table-cell office:value-type="float" office:value="1.88618264974052">
                <text:p>1.88618264974052</text:p>
              </table:table-cell>
              <table:table-cell office:value-type="float" office:value="2.0068800012227">
                <text:p>2.0068800012227</text:p>
              </table:table-cell>
              <table:table-cell office:value-type="float" office:value="1.90595228027104">
                <text:p>1.90595228027104</text:p>
              </table:table-cell>
              <table:table-cell office:value-type="float" office:value="2.00828430034413">
                <text:p>2.00828430034413</text:p>
              </table:table-cell>
              <table:table-cell office:value-type="float" office:value="1.87287158314595">
                <text:p>1.87287158314595</text:p>
              </table:table-cell>
              <table:table-cell office:value-type="float" office:value="1.99711191664676">
                <text:p>1.99711191664676</text:p>
              </table:table-cell>
              <table:table-cell office:value-type="float" office:value="1.86380375738315">
                <text:p>1.86380375738315</text:p>
              </table:table-cell>
              <table:table-cell office:value-type="float" office:value="1.90370925443925">
                <text:p>1.90370925443925</text:p>
              </table:table-cell>
              <table:table-cell office:value-type="float" office:value="1.89877384338052">
                <text:p>1.89877384338052</text:p>
              </table:table-cell>
              <table:table-cell office:value-type="float" office:value="2.03765402709639">
                <text:p>2.03765402709639</text:p>
              </table:table-cell>
              <table:table-cell office:value-type="float" office:value="1.93302402393823">
                <text:p>1.93302402393823</text:p>
              </table:table-cell>
              <table:table-cell office:value-type="float" office:value="1.95872463498038">
                <text:p>1.95872463498038</text:p>
              </table:table-cell>
              <table:table-cell office:value-type="float" office:value="1.94307499563725">
                <text:p>1.94307499563725</text:p>
              </table:table-cell>
              <table:table-cell office:value-type="float" office:value="1.80628248216322">
                <text:p>1.80628248216322</text:p>
              </table:table-cell>
              <table:table-cell office:value-type="float" office:value="1.84526593088446">
                <text:p>1.84526593088446</text:p>
              </table:table-cell>
              <table:table-cell office:value-type="float" office:value="1.92657182181888">
                <text:p>1.92657182181888</text:p>
              </table:table-cell>
              <table:table-cell office:value-type="float" office:value="1.94188600146873">
                <text:p>1.94188600146873</text:p>
              </table:table-cell>
              <table:table-cell office:value-type="float" office:value="1.8699618731385">
                <text:p>1.8699618731385</text:p>
              </table:table-cell>
              <table:table-cell office:value-type="float" office:value="1.82617716129279">
                <text:p>1.82617716129279</text:p>
              </table:table-cell>
              <table:table-cell office:value-type="float" office:value="1.77967143406486">
                <text:p>1.77967143406486</text:p>
              </table:table-cell>
              <table:table-cell office:value-type="float" office:value="1.78449230213846">
                <text:p>1.78449230213846</text:p>
              </table:table-cell>
              <table:table-cell office:value-type="float" office:value="1.58542860595134">
                <text:p>1.58542860595134</text:p>
              </table:table-cell>
              <table:table-cell office:value-type="float" office:value="1.53620150251654">
                <text:p>1.53620150251654</text:p>
              </table:table-cell>
              <table:table-cell office:value-type="float" office:value="1.62419569288034">
                <text:p>1.62419569288034</text:p>
              </table:table-cell>
              <table:table-cell office:value-type="float" office:value="1.69586335845833">
                <text:p>1.69586335845833</text:p>
              </table:table-cell>
              <table:table-cell office:value-type="float" office:value="1.78979381495273">
                <text:p>1.78979381495273</text:p>
              </table:table-cell>
              <table:table-cell office:value-type="float" office:value="1.84873274184329">
                <text:p>1.84873274184329</text:p>
              </table:table-cell>
              <table:table-cell office:value-type="float" office:value="1.73355272142015">
                <text:p>1.73355272142015</text:p>
              </table:table-cell>
              <table:table-cell office:value-type="float" office:value="1.66136619705649">
                <text:p>1.66136619705649</text:p>
              </table:table-cell>
              <table:table-cell office:value-type="float" office:value="1.70708017498658">
                <text:p>1.70708017498658</text:p>
              </table:table-cell>
              <table:table-cell office:value-type="float" office:value="1.4806251163062">
                <text:p>1.4806251163062</text:p>
              </table:table-cell>
              <table:table-cell office:value-type="float" office:value="1.61227925704779">
                <text:p>1.61227925704779</text:p>
              </table:table-cell>
              <table:table-cell office:value-type="float" office:value="1.56467619693757">
                <text:p>1.56467619693757</text:p>
              </table:table-cell>
              <table:table-cell office:value-type="float" office:value="1.68157066709212">
                <text:p>1.68157066709212</text:p>
              </table:table-cell>
              <table:table-cell office:value-type="float" office:value="1.64838695950011">
                <text:p>1.64838695950011</text:p>
              </table:table-cell>
              <table:table-cell office:value-type="float" office:value="1.63090891637071">
                <text:p>1.63090891637071</text:p>
              </table:table-cell>
              <table:table-cell office:value-type="float" office:value="1.68944020009212">
                <text:p>1.68944020009212</text:p>
              </table:table-cell>
              <table:table-cell office:value-type="float" office:value="1.74115755198508">
                <text:p>1.74115755198508</text:p>
              </table:table-cell>
              <table:table-cell office:value-type="float" office:value="1.56099774732247">
                <text:p>1.56099774732247</text:p>
              </table:table-cell>
              <table:table-cell office:value-type="float" office:value="1.62787073771199">
                <text:p>1.62787073771199</text:p>
              </table:table-cell>
              <table:table-cell office:value-type="float" office:value="1.60718347677559">
                <text:p>1.60718347677559</text:p>
              </table:table-cell>
              <table:table-cell office:value-type="float" office:value="1.58997694774993">
                <text:p>1.58997694774993</text:p>
              </table:table-cell>
              <table:table-cell office:value-type="float" office:value="1.61911702360686">
                <text:p>1.61911702360686</text:p>
              </table:table-cell>
              <table:table-cell office:value-type="float" office:value="1.51816366165556">
                <text:p>1.51816366165556</text:p>
              </table:table-cell>
              <table:table-cell office:value-type="float" office:value="1.6130529485345">
                <text:p>1.6130529485345</text:p>
              </table:table-cell>
              <table:table-cell office:value-type="float" office:value="1.57881292109037">
                <text:p>1.57881292109037</text:p>
              </table:table-cell>
              <table:table-cell office:value-type="float" office:value="1.50003035087613">
                <text:p>1.50003035087613</text:p>
              </table:table-cell>
              <table:table-cell office:value-type="float" office:value="1.25078404753283">
                <text:p>1.25078404753283</text:p>
              </table:table-cell>
              <table:table-cell office:value-type="float" office:value="1.51552327232216">
                <text:p>1.51552327232216</text:p>
              </table:table-cell>
              <table:table-cell office:value-type="float" office:value="1.45737613329062">
                <text:p>1.45737613329062</text:p>
              </table:table-cell>
              <table:table-cell office:value-type="float" office:value="1.57004288174805">
                <text:p>1.57004288174805</text:p>
              </table:table-cell>
              <table:table-cell office:value-type="float" office:value="1.5274445540291">
                <text:p>1.5274445540291</text:p>
              </table:table-cell>
              <table:table-cell office:value-type="float" office:value="1.67187530981731">
                <text:p>1.67187530981731</text:p>
              </table:table-cell>
              <table:table-cell office:value-type="float" office:value="1.34105102920112">
                <text:p>1.34105102920112</text:p>
              </table:table-cell>
              <table:table-cell office:value-type="float" office:value="1.54301987871284">
                <text:p>1.54301987871284</text:p>
              </table:table-cell>
              <table:table-cell office:value-type="float" office:value="1.40837359953305">
                <text:p>1.40837359953305</text:p>
              </table:table-cell>
              <table:table-cell office:value-type="float" office:value="1.51970582790531">
                <text:p>1.51970582790531</text:p>
              </table:table-cell>
              <table:table-cell office:value-type="float" office:value="1.43644386432624">
                <text:p>1.43644386432624</text:p>
              </table:table-cell>
              <table:table-cell office:value-type="float" office:value="1.50714443400639">
                <text:p>1.50714443400639</text:p>
              </table:table-cell>
              <table:table-cell office:value-type="float" office:value="1.47905092070087">
                <text:p>1.47905092070087</text:p>
              </table:table-cell>
              <table:table-cell office:value-type="float" office:value="1.4185315827407">
                <text:p>1.4185315827407</text:p>
              </table:table-cell>
              <table:table-cell office:value-type="float" office:value="1.21622982359477">
                <text:p>1.21622982359477</text:p>
              </table:table-cell>
              <table:table-cell office:value-type="float" office:value="1.45535239686134">
                <text:p>1.45535239686134</text:p>
              </table:table-cell>
              <table:table-cell office:value-type="float" office:value="1.46860224294188">
                <text:p>1.46860224294188</text:p>
              </table:table-cell>
              <table:table-cell office:value-type="float" office:value="1.48541020177129">
                <text:p>1.48541020177129</text:p>
              </table:table-cell>
              <table:table-cell office:value-type="float" office:value="1.49439836526935">
                <text:p>1.49439836526935</text:p>
              </table:table-cell>
              <table:table-cell office:value-type="float" office:value="1.54853236071565">
                <text:p>1.54853236071565</text:p>
              </table:table-cell>
              <table:table-cell office:value-type="float" office:value="1.36856125268896">
                <text:p>1.36856125268896</text:p>
              </table:table-cell>
              <table:table-cell office:value-type="float" office:value="1.40413350191664">
                <text:p>1.40413350191664</text:p>
              </table:table-cell>
              <table:table-cell office:value-type="float" office:value="1.39629153463776">
                <text:p>1.39629153463776</text:p>
              </table:table-cell>
              <table:table-cell office:value-type="float" office:value="1.49263715540043">
                <text:p>1.49263715540043</text:p>
              </table:table-cell>
              <table:table-cell office:value-type="float" office:value="1.42297558914656">
                <text:p>1.42297558914656</text:p>
              </table:table-cell>
              <table:table-cell office:value-type="float" office:value="1.47736584781531">
                <text:p>1.47736584781531</text:p>
              </table:table-cell>
              <table:table-cell office:value-type="float" office:value="1.41702792733488">
                <text:p>1.41702792733488</text:p>
              </table:table-cell>
              <table:table-cell office:value-type="float" office:value="1.33102872902726">
                <text:p>1.33102872902726</text:p>
              </table:table-cell>
              <table:table-cell office:value-type="float" office:value="1.36892938119567">
                <text:p>1.36892938119567</text:p>
              </table:table-cell>
              <table:table-cell office:value-type="float" office:value="1.31424407497853">
                <text:p>1.31424407497853</text:p>
              </table:table-cell>
              <table:table-cell office:value-type="float" office:value="1.30904314637065">
                <text:p>1.30904314637065</text:p>
              </table:table-cell>
              <table:table-cell office:value-type="float" office:value="1.48130667605548">
                <text:p>1.48130667605548</text:p>
              </table:table-cell>
              <table:table-cell office:value-type="float" office:value="1.37391096937027">
                <text:p>1.37391096937027</text:p>
              </table:table-cell>
              <table:table-cell office:value-type="float" office:value="1.38961083563874">
                <text:p>1.38961083563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